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ica3" style:family="table">
      <style:table-properties style:width="15.108cm" fo:margin-left="0.499cm" fo:margin-top="0cm" fo:margin-bottom="0cm" table:align="left" style:writing-mode="lr-tb"/>
    </style:style>
    <style:style style:name="Tablica3.A" style:family="table-column">
      <style:table-column-properties style:column-width="2.122cm"/>
    </style:style>
    <style:style style:name="Tablica3.B" style:family="table-column">
      <style:table-column-properties style:column-width="0.085cm"/>
    </style:style>
    <style:style style:name="Tablica3.C" style:family="table-column">
      <style:table-column-properties style:column-width="7.19cm"/>
    </style:style>
    <style:style style:name="Tablica3.D" style:family="table-column">
      <style:table-column-properties style:column-width="1.924cm"/>
    </style:style>
    <style:style style:name="Tablica3.E" style:family="table-column">
      <style:table-column-properties style:column-width="2.207cm"/>
    </style:style>
    <style:style style:name="Tablica3.F" style:family="table-column">
      <style:table-column-properties style:column-width="1.58cm"/>
    </style:style>
    <style:style style:name="Tablica3.1" style:family="table-row">
      <style:table-row-properties style:row-height="0.7cm" fo:keep-together="always"/>
    </style:style>
    <style:style style:name="Tablica3.A1" style:family="table-cell">
      <style:table-cell-properties style:vertical-align="middle" fo:background-color="#365f91" fo:padding-left="0.178cm" fo:padding-right="0.191cm" fo:padding-top="0cm" fo:padding-bottom="0cm" fo:border-left="0.25pt solid #000001" fo:border-right="none" fo:border-top="0.25pt solid #000001" fo:border-bottom="0.25pt solid #00000a">
        <style:background-image/>
      </style:table-cell-properties>
    </style:style>
    <style:style style:name="Tablica3.C1" style:family="table-cell">
      <style:table-cell-properties style:vertical-align="middle" fo:background-color="#365f91" fo:padding-left="0.178cm" fo:padding-right="0.191cm" fo:padding-top="0cm" fo:padding-bottom="0cm" fo:border-left="0.25pt solid #000001" fo:border-right="0.25pt solid #000001" fo:border-top="0.25pt solid #000001" fo:border-bottom="0.25pt solid #00000a">
        <style:background-image/>
      </style:table-cell-properties>
    </style:style>
    <style:style style:name="Tablica3.2" style:family="table-row">
      <style:table-row-properties style:row-height="1.3cm" fo:keep-together="always"/>
    </style:style>
    <style:style style:name="Tablica3.A2" style:family="table-cell">
      <style:table-cell-properties fo:background-color="#bfbfbf" fo:padding-left="0.178cm" fo:padding-right="0.191cm" fo:padding-top="0cm" fo:padding-bottom="0cm" fo:border="0.25pt solid #000001">
        <style:background-image/>
      </style:table-cell-properties>
    </style:style>
    <style:style style:name="Tablica3.B2" style:family="table-cell">
      <style:table-cell-properties fo:background-color="#bfbfbf" fo:padding-left="0.178cm" fo:padding-right="0.191cm" fo:padding-top="0cm" fo:padding-bottom="0cm" fo:border="0.25pt solid #000001">
        <style:background-image/>
      </style:table-cell-properties>
    </style:style>
    <style:style style:name="Tablica3.D2" style:family="table-cell">
      <style:table-cell-properties fo:background-color="#bfbfbf" fo:padding-left="0.178cm" fo:padding-right="0.191cm" fo:padding-top="0cm" fo:padding-bottom="0cm" fo:border="0.25pt solid #000001">
        <style:background-image/>
      </style:table-cell-properties>
    </style:style>
    <style:style style:name="Tablica3.E2" style:family="table-cell">
      <style:table-cell-properties fo:background-color="#bfbfbf" fo:padding-left="0.178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3.F2" style:family="table-cell">
      <style:table-cell-properties fo:background-color="#bfbfbf" fo:padding-left="0.178cm" fo:padding-right="0.191cm" fo:padding-top="0cm" fo:padding-bottom="0cm" fo:border="0.25pt solid #000001">
        <style:background-image/>
      </style:table-cell-properties>
    </style:style>
    <style:style style:name="Tablica3.3" style:family="table-row">
      <style:table-row-properties style:row-height="0.6cm" fo:keep-together="always"/>
    </style:style>
    <style:style style:name="Tablica3.A3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B3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D3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E3" style:family="table-cell">
      <style:table-cell-properties fo:background-color="#ffffff" fo:padding-left="0.178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3.F3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A4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B4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D4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E4" style:family="table-cell">
      <style:table-cell-properties fo:background-color="#ffffff" fo:padding-left="0.178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3.F4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A5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B5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D5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E5" style:family="table-cell">
      <style:table-cell-properties fo:background-color="#ffffff" fo:padding-left="0.178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3.F5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A6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B6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D6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E6" style:family="table-cell">
      <style:table-cell-properties fo:background-color="#ffffff" fo:padding-left="0.178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3.F6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7" style:family="table-row">
      <style:table-row-properties style:row-height="0.813cm" fo:keep-together="always"/>
    </style:style>
    <style:style style:name="Tablica3.A7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B7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D7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E7" style:family="table-cell">
      <style:table-cell-properties fo:background-color="#ffffff" fo:padding-left="0.178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3.F7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A8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B8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D8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E8" style:family="table-cell">
      <style:table-cell-properties fo:background-color="#ffffff" fo:padding-left="0.178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3.F8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9" style:family="table-row">
      <style:table-row-properties style:row-height="1.383cm" fo:keep-together="always"/>
    </style:style>
    <style:style style:name="Tablica3.A9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B9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D9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E9" style:family="table-cell">
      <style:table-cell-properties fo:background-color="#ffffff" fo:padding-left="0.178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3.F9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A10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B10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D10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E10" style:family="table-cell">
      <style:table-cell-properties fo:background-color="#ffffff" fo:padding-left="0.178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3.F10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A11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B11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D11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E11" style:family="table-cell">
      <style:table-cell-properties fo:background-color="#ffffff" fo:padding-left="0.178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3.F11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A12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B12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D12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E12" style:family="table-cell">
      <style:table-cell-properties fo:background-color="#ffffff" fo:padding-left="0.178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3.F12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A13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B13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D13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E13" style:family="table-cell">
      <style:table-cell-properties fo:background-color="#ffffff" fo:padding-left="0.178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3.F13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A14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B14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D14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E14" style:family="table-cell">
      <style:table-cell-properties fo:background-color="#ffffff" fo:padding-left="0.178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3.F14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A15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B15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D15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E15" style:family="table-cell">
      <style:table-cell-properties fo:background-color="#ffffff" fo:padding-left="0.178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3.F15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A16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B16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D16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3.E16" style:family="table-cell">
      <style:table-cell-properties fo:background-color="#ffffff" fo:padding-left="0.178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3.F16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1" style:family="table">
      <style:table-properties style:width="15.108cm" fo:margin-left="0.499cm" fo:margin-top="0cm" fo:margin-bottom="0cm" table:align="left" style:writing-mode="lr-tb"/>
    </style:style>
    <style:style style:name="Tablica1.A" style:family="table-column">
      <style:table-column-properties style:column-width="15.108cm"/>
    </style:style>
    <style:style style:name="Tablica1.1" style:family="table-row">
      <style:table-row-properties style:row-height="1.3cm" fo:keep-together="always"/>
    </style:style>
    <style:style style:name="Tablica1.A1" style:family="table-cell">
      <style:table-cell-properties fo:background-color="#bfbfbf" fo:padding-left="0.178cm" fo:padding-right="0.191cm" fo:padding-top="0cm" fo:padding-bottom="0cm" fo:border="0.25pt solid #000001">
        <style:background-image/>
      </style:table-cell-properties>
    </style:style>
    <style:style style:name="Tablica1.2" style:family="table-row">
      <style:table-row-properties style:row-height="0.6cm" fo:keep-together="always"/>
    </style:style>
    <style:style style:name="Tablica1.A2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Tablica1.6" style:family="table-row">
      <style:table-row-properties style:row-height="0.813cm" fo:keep-together="always"/>
    </style:style>
    <style:style style:name="Tablica1.8" style:family="table-row">
      <style:table-row-properties style:row-height="1.383cm" fo:keep-together="always"/>
    </style:style>
    <style:style style:name="Tablica4" style:family="table">
      <style:table-properties style:width="17.134cm" fo:margin-top="0cm" fo:margin-bottom="0cm" table:align="center" style:writing-mode="lr-tb"/>
    </style:style>
    <style:style style:name="Tablica4.A" style:family="table-column">
      <style:table-column-properties style:column-width="1.337cm"/>
    </style:style>
    <style:style style:name="Tablica4.B" style:family="table-column">
      <style:table-column-properties style:column-width="1.339cm"/>
    </style:style>
    <style:style style:name="Tablica4.D" style:family="table-column">
      <style:table-column-properties style:column-width="1.3cm"/>
    </style:style>
    <style:style style:name="Tablica4.E" style:family="table-column">
      <style:table-column-properties style:column-width="3.683cm"/>
    </style:style>
    <style:style style:name="Tablica4.F" style:family="table-column">
      <style:table-column-properties style:column-width="3.358cm"/>
    </style:style>
    <style:style style:name="Tablica4.G" style:family="table-column">
      <style:table-column-properties style:column-width="0.766cm"/>
    </style:style>
    <style:style style:name="Tablica4.H" style:family="table-column">
      <style:table-column-properties style:column-width="0.764cm"/>
    </style:style>
    <style:style style:name="Tablica4.I" style:family="table-column">
      <style:table-column-properties style:column-width="0.767cm"/>
    </style:style>
    <style:style style:name="Tablica4.K" style:family="table-column">
      <style:table-column-properties style:column-width="0.843cm"/>
    </style:style>
    <style:style style:name="Tablica4.L" style:family="table-column">
      <style:table-column-properties style:column-width="0.877cm"/>
    </style:style>
    <style:style style:name="Tablica4.1" style:family="table-row">
      <style:table-row-properties style:row-height="1.402cm" fo:keep-together="always"/>
    </style:style>
    <style:style style:name="Tablica4.A1" style:family="table-cell">
      <style:table-cell-properties style:vertical-align="middle" fo:background-color="#365f91" fo:padding-left="0.09cm" fo:padding-right="0.101cm" fo:padding-top="0cm" fo:padding-bottom="0cm" fo:border-left="0.25pt solid #000001" fo:border-right="none" fo:border-top="0.25pt solid #000001" fo:border-bottom="0.25pt solid #00000a">
        <style:background-image/>
      </style:table-cell-properties>
    </style:style>
    <style:style style:name="Tablica4.D1" style:family="table-cell">
      <style:table-cell-properties style:vertical-align="middle" fo:background-color="#365f91" fo:padding-left="0.09cm" fo:padding-right="0.101cm" fo:padding-top="0cm" fo:padding-bottom="0cm" fo:border-left="0.25pt solid #000001" fo:border-right="0.25pt solid #000001" fo:border-top="0.25pt solid #000001" fo:border-bottom="0.25pt solid #00000a">
        <style:background-image/>
      </style:table-cell-properties>
    </style:style>
    <style:style style:name="Tablica4.2" style:family="table-row">
      <style:table-row-properties style:row-height="0.815cm" fo:keep-together="always"/>
    </style:style>
    <style:style style:name="Tablica4.A2" style:family="table-cell">
      <style:table-cell-properties fo:background-color="#bfbfb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B2" style:family="table-cell">
      <style:table-cell-properties fo:background-color="#bfbfb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C2" style:family="table-cell">
      <style:table-cell-properties fo:background-color="#bfbfb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D2" style:family="table-cell">
      <style:table-cell-properties fo:background-color="#bfbfbf" fo:padding-left="0.09cm" fo:padding-right="0.101cm" fo:padding-top="0cm" fo:padding-bottom="0cm" fo:border="0.25pt solid #000001">
        <style:background-image/>
      </style:table-cell-properties>
    </style:style>
    <style:style style:name="Tablica4.E2" style:family="table-cell">
      <style:table-cell-properties fo:background-color="#bfbfbf" fo:padding-left="0.09cm" fo:padding-right="0.101cm" fo:padding-top="0cm" fo:padding-bottom="0cm" fo:border="0.25pt solid #000001">
        <style:background-image/>
      </style:table-cell-properties>
    </style:style>
    <style:style style:name="Tablica4.F2" style:family="table-cell">
      <style:table-cell-properties fo:background-color="#bfbfbf" fo:padding-left="0.09cm" fo:padding-right="0.101cm" fo:padding-top="0cm" fo:padding-bottom="0cm" fo:border="0.25pt solid #000001">
        <style:background-image/>
      </style:table-cell-properties>
    </style:style>
    <style:style style:name="Tablica4.G2" style:family="table-cell">
      <style:table-cell-properties fo:background-color="#bfbfbf" fo:padding-left="0.09cm" fo:padding-right="0.101cm" fo:padding-top="0cm" fo:padding-bottom="0cm" fo:border-left="0.25pt solid #000001" fo:border-right="0.5pt solid #00000a" fo:border-top="0.25pt solid #000001" fo:border-bottom="0.5pt solid #00000a">
        <style:background-image/>
      </style:table-cell-properties>
    </style:style>
    <style:style style:name="Tablica4.K2" style:family="table-cell">
      <style:table-cell-properties fo:background-color="#bfbfb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L2" style:family="table-cell">
      <style:table-cell-properties fo:background-color="#bfbfb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3" style:family="table-row">
      <style:table-row-properties style:row-height="1.081cm" fo:keep-together="always"/>
    </style:style>
    <style:style style:name="Tablica4.A3" style:family="table-cell">
      <style:table-cell-properties fo:background-color="#bfbfb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B3" style:family="table-cell">
      <style:table-cell-properties fo:background-color="#bfbfb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C3" style:family="table-cell">
      <style:table-cell-properties fo:background-color="#bfbfb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D3" style:family="table-cell">
      <style:table-cell-properties fo:background-color="#bfbfbf" fo:padding-left="0.09cm" fo:padding-right="0.101cm" fo:padding-top="0cm" fo:padding-bottom="0cm" fo:border="0.25pt solid #000001">
        <style:background-image/>
      </style:table-cell-properties>
    </style:style>
    <style:style style:name="Tablica4.E3" style:family="table-cell">
      <style:table-cell-properties fo:background-color="#bfbfbf" fo:padding-left="0.09cm" fo:padding-right="0.101cm" fo:padding-top="0cm" fo:padding-bottom="0cm" fo:border="0.25pt solid #000001">
        <style:background-image/>
      </style:table-cell-properties>
    </style:style>
    <style:style style:name="Tablica4.F3" style:family="table-cell">
      <style:table-cell-properties fo:background-color="#bfbfbf" fo:padding-left="0.09cm" fo:padding-right="0.101cm" fo:padding-top="0cm" fo:padding-bottom="0cm" fo:border="0.25pt solid #000001">
        <style:background-image/>
      </style:table-cell-properties>
    </style:style>
    <style:style style:name="Tablica4.G3" style:family="table-cell">
      <style:table-cell-properties fo:background-color="#bfbfbf" fo:padding-left="0.09cm" fo:padding-right="0.101cm" fo:padding-top="0cm" fo:padding-bottom="0cm" fo:border-left="0.25pt solid #000001" fo:border-right="0.5pt solid #00000a" fo:border-top="0.5pt solid #00000a" fo:border-bottom="0.25pt solid #000001">
        <style:background-image/>
      </style:table-cell-properties>
    </style:style>
    <style:style style:name="Tablica4.H3" style:family="table-cell">
      <style:table-cell-properties fo:background-color="#bfbfbf" fo:padding-left="0.09cm" fo:padding-right="0.101cm" fo:padding-top="0cm" fo:padding-bottom="0cm" fo:border-left="0.25pt solid #000001" fo:border-right="0.5pt solid #00000a" fo:border-top="0.5pt solid #00000a" fo:border-bottom="0.25pt solid #000001">
        <style:background-image/>
      </style:table-cell-properties>
    </style:style>
    <style:style style:name="Tablica4.I3" style:family="table-cell">
      <style:table-cell-properties fo:background-color="#bfbfbf" fo:padding-left="0.09cm" fo:padding-right="0.101cm" fo:padding-top="0cm" fo:padding-bottom="0cm" fo:border-left="0.25pt solid #000001" fo:border-right="0.5pt solid #00000a" fo:border-top="0.5pt solid #00000a" fo:border-bottom="0.25pt solid #000001">
        <style:background-image/>
      </style:table-cell-properties>
    </style:style>
    <style:style style:name="Tablica4.J3" style:family="table-cell">
      <style:table-cell-properties fo:background-color="#bfbfbf" fo:padding-left="0.09cm" fo:padding-right="0.101cm" fo:padding-top="0cm" fo:padding-bottom="0cm" fo:border-left="0.25pt solid #000001" fo:border-right="0.5pt solid #00000a" fo:border-top="0.5pt solid #00000a" fo:border-bottom="0.25pt solid #000001">
        <style:background-image/>
      </style:table-cell-properties>
    </style:style>
    <style:style style:name="Tablica4.K3" style:family="table-cell">
      <style:table-cell-properties fo:background-color="#bfbfb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L3" style:family="table-cell">
      <style:table-cell-properties fo:background-color="#bfbfb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4" style:family="table-row">
      <style:table-row-properties style:min-row-height="0.3cm" fo:keep-together="always"/>
    </style:style>
    <style:style style:name="Tablica4.A4" style:family="table-cell">
      <style:table-cell-properties fo:background-color="#fffff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B4" style:family="table-cell">
      <style:table-cell-properties fo:background-color="#fffff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C4" style:family="table-cell">
      <style:table-cell-properties fo:background-color="#fffff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D4" style:family="table-cell">
      <style:table-cell-properties fo:background-color="#ffffff" fo:padding-left="0.09cm" fo:padding-right="0.101cm" fo:padding-top="0cm" fo:padding-bottom="0cm" fo:border="0.25pt solid #000001">
        <style:background-image/>
      </style:table-cell-properties>
    </style:style>
    <style:style style:name="Tablica4.E4" style:family="table-cell">
      <style:table-cell-properties fo:background-color="#ffffff" fo:padding-left="0.09cm" fo:padding-right="0.101cm" fo:padding-top="0cm" fo:padding-bottom="0cm" fo:border="0.25pt solid #000001">
        <style:background-image/>
      </style:table-cell-properties>
    </style:style>
    <style:style style:name="Tablica4.F4" style:family="table-cell">
      <style:table-cell-properties fo:background-color="#ffffff" fo:padding-left="0.09cm" fo:padding-right="0.101cm" fo:padding-top="0cm" fo:padding-bottom="0cm" fo:border="0.25pt solid #000001">
        <style:background-image/>
      </style:table-cell-properties>
    </style:style>
    <style:style style:name="Tablica4.G4" style:family="table-cell">
      <style:table-cell-properties fo:background-color="#ffffff" fo:padding-left="0.09cm" fo:padding-right="0.101cm" fo:padding-top="0cm" fo:padding-bottom="0cm" fo:border-left="0.25pt solid #000001" fo:border-right="0.5pt solid #00000a" fo:border-top="0.25pt solid #000001" fo:border-bottom="0.25pt solid #000001">
        <style:background-image/>
      </style:table-cell-properties>
    </style:style>
    <style:style style:name="Tablica4.H4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I4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J4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K4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L4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A5" style:family="table-cell">
      <style:table-cell-properties fo:background-color="#fffff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B5" style:family="table-cell">
      <style:table-cell-properties fo:background-color="#fffff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C5" style:family="table-cell">
      <style:table-cell-properties fo:background-color="#fffff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D5" style:family="table-cell">
      <style:table-cell-properties fo:background-color="#ffffff" fo:padding-left="0.09cm" fo:padding-right="0.101cm" fo:padding-top="0cm" fo:padding-bottom="0cm" fo:border="0.25pt solid #000001">
        <style:background-image/>
      </style:table-cell-properties>
    </style:style>
    <style:style style:name="Tablica4.E5" style:family="table-cell">
      <style:table-cell-properties fo:background-color="#ffffff" fo:padding-left="0.09cm" fo:padding-right="0.101cm" fo:padding-top="0cm" fo:padding-bottom="0cm" fo:border="0.25pt solid #000001">
        <style:background-image/>
      </style:table-cell-properties>
    </style:style>
    <style:style style:name="Tablica4.F5" style:family="table-cell">
      <style:table-cell-properties fo:background-color="#ffffff" fo:padding-left="0.09cm" fo:padding-right="0.101cm" fo:padding-top="0cm" fo:padding-bottom="0cm" fo:border="0.25pt solid #000001">
        <style:background-image/>
      </style:table-cell-properties>
    </style:style>
    <style:style style:name="Tablica4.G5" style:family="table-cell">
      <style:table-cell-properties fo:background-color="#ffffff" fo:padding-left="0.09cm" fo:padding-right="0.101cm" fo:padding-top="0cm" fo:padding-bottom="0cm" fo:border-left="0.25pt solid #000001" fo:border-right="0.5pt solid #00000a" fo:border-top="0.25pt solid #000001" fo:border-bottom="0.25pt solid #000001">
        <style:background-image/>
      </style:table-cell-properties>
    </style:style>
    <style:style style:name="Tablica4.H5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I5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J5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K5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L5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A6" style:family="table-cell">
      <style:table-cell-properties fo:background-color="#fffff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B6" style:family="table-cell">
      <style:table-cell-properties fo:background-color="#fffff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C6" style:family="table-cell">
      <style:table-cell-properties fo:background-color="#fffff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D6" style:family="table-cell">
      <style:table-cell-properties fo:background-color="#ffffff" fo:padding-left="0.09cm" fo:padding-right="0.101cm" fo:padding-top="0cm" fo:padding-bottom="0cm" fo:border="0.25pt solid #000001">
        <style:background-image/>
      </style:table-cell-properties>
    </style:style>
    <style:style style:name="Tablica4.E6" style:family="table-cell">
      <style:table-cell-properties fo:background-color="#ffffff" fo:padding-left="0.09cm" fo:padding-right="0.101cm" fo:padding-top="0cm" fo:padding-bottom="0cm" fo:border="0.25pt solid #000001">
        <style:background-image/>
      </style:table-cell-properties>
    </style:style>
    <style:style style:name="Tablica4.F6" style:family="table-cell">
      <style:table-cell-properties fo:background-color="#ffffff" fo:padding-left="0.09cm" fo:padding-right="0.101cm" fo:padding-top="0cm" fo:padding-bottom="0cm" fo:border="0.25pt solid #000001">
        <style:background-image/>
      </style:table-cell-properties>
    </style:style>
    <style:style style:name="Tablica4.G6" style:family="table-cell">
      <style:table-cell-properties fo:background-color="#ffffff" fo:padding-left="0.09cm" fo:padding-right="0.101cm" fo:padding-top="0cm" fo:padding-bottom="0cm" fo:border-left="0.25pt solid #000001" fo:border-right="0.5pt solid #00000a" fo:border-top="0.25pt solid #000001" fo:border-bottom="0.25pt solid #000001">
        <style:background-image/>
      </style:table-cell-properties>
    </style:style>
    <style:style style:name="Tablica4.H6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I6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J6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K6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L6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A7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B7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C7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D7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E7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F7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G7" style:family="table-cell">
      <style:table-cell-properties fo:background-color="#ffffff" fo:padding-left="0.09cm" fo:padding-right="0.101cm" fo:padding-top="0cm" fo:padding-bottom="0cm" fo:border-left="0.25pt solid #000001" fo:border-right="0.5pt solid #00000a" fo:border-top="none" fo:border-bottom="0.25pt solid #000001">
        <style:background-image/>
      </style:table-cell-properties>
    </style:style>
    <style:style style:name="Tablica4.H7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I7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J7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K7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L7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A8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B8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C8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D8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E8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F8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G8" style:family="table-cell">
      <style:table-cell-properties fo:background-color="#ffffff" fo:padding-left="0.09cm" fo:padding-right="0.101cm" fo:padding-top="0cm" fo:padding-bottom="0cm" fo:border-left="0.25pt solid #000001" fo:border-right="0.5pt solid #00000a" fo:border-top="none" fo:border-bottom="0.25pt solid #000001">
        <style:background-image/>
      </style:table-cell-properties>
    </style:style>
    <style:style style:name="Tablica4.H8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I8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J8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K8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L8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A9" style:family="table-cell">
      <style:table-cell-properties fo:background-color="#fffff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B9" style:family="table-cell">
      <style:table-cell-properties fo:background-color="#fffff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C9" style:family="table-cell">
      <style:table-cell-properties fo:background-color="#fffff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D9" style:family="table-cell">
      <style:table-cell-properties fo:background-color="#ffffff" fo:padding-left="0.09cm" fo:padding-right="0.101cm" fo:padding-top="0cm" fo:padding-bottom="0cm" fo:border="0.25pt solid #000001">
        <style:background-image/>
      </style:table-cell-properties>
    </style:style>
    <style:style style:name="Tablica4.E9" style:family="table-cell">
      <style:table-cell-properties fo:background-color="#ffffff" fo:padding-left="0.09cm" fo:padding-right="0.101cm" fo:padding-top="0cm" fo:padding-bottom="0cm" fo:border="0.25pt solid #000001">
        <style:background-image/>
      </style:table-cell-properties>
    </style:style>
    <style:style style:name="Tablica4.F9" style:family="table-cell">
      <style:table-cell-properties fo:background-color="#ffffff" fo:padding-left="0.09cm" fo:padding-right="0.101cm" fo:padding-top="0cm" fo:padding-bottom="0cm" fo:border="0.25pt solid #000001">
        <style:background-image/>
      </style:table-cell-properties>
    </style:style>
    <style:style style:name="Tablica4.G9" style:family="table-cell">
      <style:table-cell-properties fo:background-color="#ffffff" fo:padding-left="0.09cm" fo:padding-right="0.101cm" fo:padding-top="0cm" fo:padding-bottom="0cm" fo:border-left="0.25pt solid #000001" fo:border-right="0.5pt solid #00000a" fo:border-top="0.25pt solid #000001" fo:border-bottom="0.25pt solid #000001">
        <style:background-image/>
      </style:table-cell-properties>
    </style:style>
    <style:style style:name="Tablica4.H9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I9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J9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K9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L9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A10" style:family="table-cell">
      <style:table-cell-properties fo:background-color="#fffff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B10" style:family="table-cell">
      <style:table-cell-properties fo:background-color="#fffff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C10" style:family="table-cell">
      <style:table-cell-properties fo:background-color="#fffff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D10" style:family="table-cell">
      <style:table-cell-properties fo:background-color="#ffffff" fo:padding-left="0.09cm" fo:padding-right="0.101cm" fo:padding-top="0cm" fo:padding-bottom="0cm" fo:border="0.25pt solid #000001">
        <style:background-image/>
      </style:table-cell-properties>
    </style:style>
    <style:style style:name="Tablica4.E10" style:family="table-cell">
      <style:table-cell-properties fo:background-color="#ffffff" fo:padding-left="0.09cm" fo:padding-right="0.101cm" fo:padding-top="0cm" fo:padding-bottom="0cm" fo:border="0.25pt solid #000001">
        <style:background-image/>
      </style:table-cell-properties>
    </style:style>
    <style:style style:name="Tablica4.F10" style:family="table-cell">
      <style:table-cell-properties fo:background-color="#ffffff" fo:padding-left="0.09cm" fo:padding-right="0.101cm" fo:padding-top="0cm" fo:padding-bottom="0cm" fo:border="0.25pt solid #000001">
        <style:background-image/>
      </style:table-cell-properties>
    </style:style>
    <style:style style:name="Tablica4.G10" style:family="table-cell">
      <style:table-cell-properties fo:background-color="#ffffff" fo:padding-left="0.09cm" fo:padding-right="0.101cm" fo:padding-top="0cm" fo:padding-bottom="0cm" fo:border-left="0.25pt solid #000001" fo:border-right="0.5pt solid #00000a" fo:border-top="0.25pt solid #000001" fo:border-bottom="0.25pt solid #000001">
        <style:background-image/>
      </style:table-cell-properties>
    </style:style>
    <style:style style:name="Tablica4.H10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I10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J10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K10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L10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A11" style:family="table-cell">
      <style:table-cell-properties fo:background-color="#fffff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B11" style:family="table-cell">
      <style:table-cell-properties fo:background-color="#fffff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C11" style:family="table-cell">
      <style:table-cell-properties fo:background-color="#fffff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D11" style:family="table-cell">
      <style:table-cell-properties fo:background-color="#ffffff" fo:padding-left="0.09cm" fo:padding-right="0.101cm" fo:padding-top="0cm" fo:padding-bottom="0cm" fo:border="0.25pt solid #000001">
        <style:background-image/>
      </style:table-cell-properties>
    </style:style>
    <style:style style:name="Tablica4.E11" style:family="table-cell">
      <style:table-cell-properties fo:background-color="#ffffff" fo:padding-left="0.09cm" fo:padding-right="0.101cm" fo:padding-top="0cm" fo:padding-bottom="0cm" fo:border="0.25pt solid #000001">
        <style:background-image/>
      </style:table-cell-properties>
    </style:style>
    <style:style style:name="Tablica4.F11" style:family="table-cell">
      <style:table-cell-properties fo:background-color="#ffffff" fo:padding-left="0.09cm" fo:padding-right="0.101cm" fo:padding-top="0cm" fo:padding-bottom="0cm" fo:border="0.25pt solid #000001">
        <style:background-image/>
      </style:table-cell-properties>
    </style:style>
    <style:style style:name="Tablica4.G11" style:family="table-cell">
      <style:table-cell-properties fo:background-color="#ffffff" fo:padding-left="0.09cm" fo:padding-right="0.101cm" fo:padding-top="0cm" fo:padding-bottom="0cm" fo:border-left="0.25pt solid #000001" fo:border-right="0.5pt solid #00000a" fo:border-top="0.25pt solid #000001" fo:border-bottom="0.25pt solid #000001">
        <style:background-image/>
      </style:table-cell-properties>
    </style:style>
    <style:style style:name="Tablica4.H11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I11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J11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K11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L11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A12" style:family="table-cell">
      <style:table-cell-properties fo:background-color="#fffff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B12" style:family="table-cell">
      <style:table-cell-properties fo:background-color="#fffff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C12" style:family="table-cell">
      <style:table-cell-properties fo:background-color="#ffffff" fo:padding-left="0.09cm" fo:padding-right="0.10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ica4.D12" style:family="table-cell">
      <style:table-cell-properties fo:background-color="#ffffff" fo:padding-left="0.09cm" fo:padding-right="0.101cm" fo:padding-top="0cm" fo:padding-bottom="0cm" fo:border="0.25pt solid #000001">
        <style:background-image/>
      </style:table-cell-properties>
    </style:style>
    <style:style style:name="Tablica4.E12" style:family="table-cell">
      <style:table-cell-properties fo:background-color="#ffffff" fo:padding-left="0.09cm" fo:padding-right="0.101cm" fo:padding-top="0cm" fo:padding-bottom="0cm" fo:border="0.25pt solid #000001">
        <style:background-image/>
      </style:table-cell-properties>
    </style:style>
    <style:style style:name="Tablica4.F12" style:family="table-cell">
      <style:table-cell-properties fo:background-color="#ffffff" fo:padding-left="0.09cm" fo:padding-right="0.101cm" fo:padding-top="0cm" fo:padding-bottom="0cm" fo:border="0.25pt solid #000001">
        <style:background-image/>
      </style:table-cell-properties>
    </style:style>
    <style:style style:name="Tablica4.G12" style:family="table-cell">
      <style:table-cell-properties fo:background-color="#ffffff" fo:padding-left="0.09cm" fo:padding-right="0.101cm" fo:padding-top="0cm" fo:padding-bottom="0cm" fo:border-left="0.25pt solid #000001" fo:border-right="0.5pt solid #00000a" fo:border-top="0.25pt solid #000001" fo:border-bottom="0.25pt solid #000001">
        <style:background-image/>
      </style:table-cell-properties>
    </style:style>
    <style:style style:name="Tablica4.H12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I12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J12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K12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L12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0.25pt solid #000001" fo:border-bottom="0.25pt solid #000001">
        <style:background-image/>
      </style:table-cell-properties>
    </style:style>
    <style:style style:name="Tablica4.A13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B13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C13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D13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E13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F13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G13" style:family="table-cell">
      <style:table-cell-properties fo:background-color="#ffffff" fo:padding-left="0.09cm" fo:padding-right="0.101cm" fo:padding-top="0cm" fo:padding-bottom="0cm" fo:border-left="0.25pt solid #000001" fo:border-right="0.5pt solid #00000a" fo:border-top="none" fo:border-bottom="0.25pt solid #000001">
        <style:background-image/>
      </style:table-cell-properties>
    </style:style>
    <style:style style:name="Tablica4.H13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I13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J13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K13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L13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A14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B14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C14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D14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E14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F14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G14" style:family="table-cell">
      <style:table-cell-properties fo:background-color="#ffffff" fo:padding-left="0.09cm" fo:padding-right="0.101cm" fo:padding-top="0cm" fo:padding-bottom="0cm" fo:border-left="0.25pt solid #000001" fo:border-right="0.5pt solid #00000a" fo:border-top="none" fo:border-bottom="0.25pt solid #000001">
        <style:background-image/>
      </style:table-cell-properties>
    </style:style>
    <style:style style:name="Tablica4.H14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I14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J14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K14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L14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A15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B15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C15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D15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E15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F15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G15" style:family="table-cell">
      <style:table-cell-properties fo:background-color="#ffffff" fo:padding-left="0.09cm" fo:padding-right="0.101cm" fo:padding-top="0cm" fo:padding-bottom="0cm" fo:border-left="0.25pt solid #000001" fo:border-right="0.5pt solid #00000a" fo:border-top="none" fo:border-bottom="0.25pt solid #000001">
        <style:background-image/>
      </style:table-cell-properties>
    </style:style>
    <style:style style:name="Tablica4.H15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I15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J15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K15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L15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A16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B16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C16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D16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E16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F16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G16" style:family="table-cell">
      <style:table-cell-properties fo:background-color="#ffffff" fo:padding-left="0.09cm" fo:padding-right="0.101cm" fo:padding-top="0cm" fo:padding-bottom="0cm" fo:border-left="0.25pt solid #000001" fo:border-right="0.5pt solid #00000a" fo:border-top="none" fo:border-bottom="0.25pt solid #000001">
        <style:background-image/>
      </style:table-cell-properties>
    </style:style>
    <style:style style:name="Tablica4.H16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I16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J16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K16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L16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A17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B17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C17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D17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E17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F17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G17" style:family="table-cell">
      <style:table-cell-properties fo:background-color="#ffffff" fo:padding-left="0.09cm" fo:padding-right="0.101cm" fo:padding-top="0cm" fo:padding-bottom="0cm" fo:border-left="0.25pt solid #000001" fo:border-right="0.5pt solid #00000a" fo:border-top="none" fo:border-bottom="0.25pt solid #000001">
        <style:background-image/>
      </style:table-cell-properties>
    </style:style>
    <style:style style:name="Tablica4.H17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I17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J17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K17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L17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A18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B18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C18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D18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E18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F18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G18" style:family="table-cell">
      <style:table-cell-properties fo:background-color="#ffffff" fo:padding-left="0.09cm" fo:padding-right="0.101cm" fo:padding-top="0cm" fo:padding-bottom="0cm" fo:border-left="0.25pt solid #000001" fo:border-right="0.5pt solid #00000a" fo:border-top="none" fo:border-bottom="0.25pt solid #000001">
        <style:background-image/>
      </style:table-cell-properties>
    </style:style>
    <style:style style:name="Tablica4.H18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I18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J18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K18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L18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A19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B19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C19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D19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E19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F19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G19" style:family="table-cell">
      <style:table-cell-properties fo:background-color="#ffffff" fo:padding-left="0.09cm" fo:padding-right="0.101cm" fo:padding-top="0cm" fo:padding-bottom="0cm" fo:border-left="0.25pt solid #000001" fo:border-right="0.5pt solid #00000a" fo:border-top="none" fo:border-bottom="0.25pt solid #000001">
        <style:background-image/>
      </style:table-cell-properties>
    </style:style>
    <style:style style:name="Tablica4.H19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I19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J19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K19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L19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A20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B20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C20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D20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E20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F20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G20" style:family="table-cell">
      <style:table-cell-properties fo:background-color="#ffffff" fo:padding-left="0.09cm" fo:padding-right="0.101cm" fo:padding-top="0cm" fo:padding-bottom="0cm" fo:border-left="0.25pt solid #000001" fo:border-right="0.5pt solid #00000a" fo:border-top="none" fo:border-bottom="0.25pt solid #000001">
        <style:background-image/>
      </style:table-cell-properties>
    </style:style>
    <style:style style:name="Tablica4.H20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I20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J20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K20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L20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A21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B21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C21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D21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E21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F21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G21" style:family="table-cell">
      <style:table-cell-properties fo:background-color="#ffffff" fo:padding-left="0.09cm" fo:padding-right="0.101cm" fo:padding-top="0cm" fo:padding-bottom="0cm" fo:border-left="0.25pt solid #000001" fo:border-right="0.5pt solid #00000a" fo:border-top="none" fo:border-bottom="0.25pt solid #000001">
        <style:background-image/>
      </style:table-cell-properties>
    </style:style>
    <style:style style:name="Tablica4.H21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I21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J21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K21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L21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A22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B22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C22" style:family="table-cell">
      <style:table-cell-properties fo:background-color="#ffffff" fo:padding-left="0.09cm" fo:padding-right="0.10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ica4.D22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E22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F22" style:family="table-cell">
      <style:table-cell-properties fo:background-color="#ffffff" fo:padding-left="0.09cm" fo:padding-right="0.10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ica4.G22" style:family="table-cell">
      <style:table-cell-properties fo:background-color="#ffffff" fo:padding-left="0.09cm" fo:padding-right="0.101cm" fo:padding-top="0cm" fo:padding-bottom="0cm" fo:border-left="0.25pt solid #000001" fo:border-right="0.5pt solid #00000a" fo:border-top="none" fo:border-bottom="0.25pt solid #000001">
        <style:background-image/>
      </style:table-cell-properties>
    </style:style>
    <style:style style:name="Tablica4.H22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I22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J22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K22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Tablica4.L22" style:family="table-cell">
      <style:table-cell-properties fo:background-color="#ffffff" fo:padding-left="0.079cm" fo:padding-right="0.101cm" fo:padding-top="0cm" fo:padding-bottom="0cm" fo:border-left="0.5pt solid #00000a" fo:border-right="0.25pt solid #000001" fo:border-top="none" fo:border-bottom="0.25pt solid #000001">
        <style:background-image/>
      </style:table-cell-properties>
    </style:style>
    <style:style style:name="P1" style:family="paragraph" style:parent-style-name="Standard">
      <style:text-properties officeooo:rsid="000476c4" officeooo:paragraph-rsid="000476c4"/>
    </style:style>
    <style:style style:name="P2" style:family="paragraph" style:parent-style-name="Standard">
      <style:paragraph-properties fo:text-align="justify" style:justify-single-word="false"/>
      <style:text-properties officeooo:rsid="000476c4" officeooo:paragraph-rsid="000476c4" fo:background-color="#ffff00"/>
    </style:style>
    <style:style style:name="P3" style:family="paragraph" style:parent-style-name="Standard">
      <style:paragraph-properties fo:text-align="justify" style:justify-single-word="false"/>
      <style:text-properties officeooo:paragraph-rsid="000476c4" fo:background-color="#ffff00"/>
    </style:style>
    <style:style style:name="P4" style:family="paragraph" style:parent-style-name="Standard">
      <style:text-properties officeooo:paragraph-rsid="000476c4"/>
    </style:style>
    <style:style style:name="P5" style:family="paragraph" style:parent-style-name="Standard">
      <style:text-properties officeooo:paragraph-rsid="000622be"/>
    </style:style>
    <style:style style:name="P6" style:family="paragraph" style:parent-style-name="Standard">
      <style:text-properties fo:color="#00cc00" officeooo:paragraph-rsid="001d3c2a"/>
    </style:style>
    <style:style style:name="P7" style:family="paragraph" style:parent-style-name="Standard">
      <style:text-properties fo:color="#66ff00" officeooo:paragraph-rsid="001d3c2a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0622be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officeooo:rsid="0007e0ab" officeooo:paragraph-rsid="0007e0ab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officeooo:rsid="0007e0ab" officeooo:paragraph-rsid="0008fd8d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officeooo:rsid="000a0626" officeooo:paragraph-rsid="000a0626"/>
    </style:style>
    <style:style style:name="P12" style:family="paragraph" style:parent-style-name="Standard">
      <style:paragraph-properties fo:margin-top="0.106cm" fo:margin-bottom="0.106cm" loext:contextual-spacing="false" fo:text-align="end" style:justify-single-word="false"/>
      <style:text-properties fo:font-size="9pt" officeooo:paragraph-rsid="000476c4" style:font-name-asian="Calibri1" style:font-size-asian="9pt" style:font-name-complex="Calibri1" style:font-size-complex="9pt"/>
    </style:style>
    <style:style style:name="P13" style:family="paragraph" style:parent-style-name="Standard">
      <style:paragraph-properties fo:margin-top="0.106cm" fo:margin-bottom="0.106cm" loext:contextual-spacing="false"/>
      <style:text-properties fo:font-size="9pt" officeooo:paragraph-rsid="000476c4" style:font-name-asian="Calibri1" style:font-size-asian="9pt" style:font-name-complex="Calibri1" style:font-size-complex="9pt"/>
    </style:style>
    <style:style style:name="P14" style:family="paragraph" style:parent-style-name="Standard">
      <style:paragraph-properties fo:margin-top="0.106cm" fo:margin-bottom="0.106cm" loext:contextual-spacing="false"/>
      <style:text-properties fo:font-size="9pt" officeooo:rsid="0007e0ab" officeooo:paragraph-rsid="0007e0ab" style:font-name-asian="Calibri1" style:font-size-asian="9pt" style:font-name-complex="Calibri1" style:font-size-complex="9pt"/>
    </style:style>
    <style:style style:name="P15" style:family="paragraph" style:parent-style-name="Standard">
      <style:paragraph-properties fo:margin-top="0.106cm" fo:margin-bottom="0.106cm" loext:contextual-spacing="false"/>
      <style:text-properties fo:font-size="9pt" officeooo:rsid="000b41f4" officeooo:paragraph-rsid="000b41f4" style:font-name-asian="Calibri1" style:font-size-asian="9pt" style:font-name-complex="Calibri1" style:font-size-complex="9pt"/>
    </style:style>
    <style:style style:name="P16" style:family="paragraph" style:parent-style-name="Standard">
      <style:paragraph-properties fo:margin-top="0.106cm" fo:margin-bottom="0.106cm" loext:contextual-spacing="false"/>
      <style:text-properties fo:font-size="9pt" officeooo:rsid="000c0be6" officeooo:paragraph-rsid="000c0be6" style:font-name-asian="Calibri1" style:font-size-asian="9pt" style:font-name-complex="Calibri1" style:font-size-complex="9pt"/>
    </style:style>
    <style:style style:name="P17" style:family="paragraph" style:parent-style-name="Standard">
      <style:paragraph-properties fo:margin-top="0.106cm" fo:margin-bottom="0.106cm" loext:contextual-spacing="false"/>
      <style:text-properties fo:font-size="9pt" officeooo:rsid="000d442e" officeooo:paragraph-rsid="000d442e" style:font-name-asian="Calibri1" style:font-size-asian="9pt" style:font-name-complex="Calibri1" style:font-size-complex="9pt"/>
    </style:style>
    <style:style style:name="P18" style:family="paragraph" style:parent-style-name="Standard">
      <style:paragraph-properties fo:margin-top="0.106cm" fo:margin-bottom="0.106cm" loext:contextual-spacing="false"/>
      <style:text-properties fo:font-size="9pt" officeooo:rsid="000f355e" officeooo:paragraph-rsid="000f355e" style:font-name-asian="Calibri1" style:font-size-asian="9pt" style:font-name-complex="Calibri1" style:font-size-complex="9pt"/>
    </style:style>
    <style:style style:name="P19" style:family="paragraph" style:parent-style-name="Standard">
      <style:paragraph-properties fo:margin-top="0.106cm" fo:margin-bottom="0.106cm" loext:contextual-spacing="false"/>
      <style:text-properties fo:font-size="9pt" officeooo:rsid="00127ac2" officeooo:paragraph-rsid="00127ac2" style:font-name-asian="Calibri1" style:font-size-asian="9pt" style:font-name-complex="Calibri1" style:font-size-complex="9pt"/>
    </style:style>
    <style:style style:name="P20" style:family="paragraph" style:parent-style-name="Standard">
      <style:paragraph-properties fo:margin-top="0.106cm" fo:margin-bottom="0.106cm" loext:contextual-spacing="false"/>
      <style:text-properties fo:font-size="9pt" officeooo:rsid="0012af83" officeooo:paragraph-rsid="0012af83" style:font-name-asian="Calibri1" style:font-size-asian="9pt" style:font-name-complex="Calibri1" style:font-size-complex="9pt"/>
    </style:style>
    <style:style style:name="P21" style:family="paragraph" style:parent-style-name="Standard">
      <style:paragraph-properties fo:margin-top="0.106cm" fo:margin-bottom="0.106cm" loext:contextual-spacing="false"/>
      <style:text-properties fo:font-size="9pt" officeooo:rsid="0014973e" officeooo:paragraph-rsid="0014973e" style:font-name-asian="Calibri1" style:font-size-asian="9pt" style:font-name-complex="Calibri1" style:font-size-complex="9pt"/>
    </style:style>
    <style:style style:name="P22" style:family="paragraph" style:parent-style-name="Standard">
      <style:paragraph-properties fo:margin-top="0.106cm" fo:margin-bottom="0.106cm" loext:contextual-spacing="false"/>
      <style:text-properties fo:font-size="9pt" officeooo:rsid="0015266d" officeooo:paragraph-rsid="0015266d" style:font-name-asian="Calibri1" style:font-size-asian="9pt" style:font-name-complex="Calibri1" style:font-size-complex="9pt"/>
    </style:style>
    <style:style style:name="P23" style:family="paragraph" style:parent-style-name="Standard">
      <style:paragraph-properties fo:margin-top="0.106cm" fo:margin-bottom="0.106cm" loext:contextual-spacing="false"/>
      <style:text-properties fo:font-size="9pt" officeooo:rsid="0016587a" officeooo:paragraph-rsid="0016587a" style:font-name-asian="Calibri1" style:font-size-asian="9pt" style:font-name-complex="Calibri1" style:font-size-complex="9pt"/>
    </style:style>
    <style:style style:name="P24" style:family="paragraph" style:parent-style-name="Standard">
      <style:paragraph-properties fo:margin-top="0.106cm" fo:margin-bottom="0.106cm" loext:contextual-spacing="false"/>
      <style:text-properties fo:font-size="9pt" officeooo:rsid="00185e0e" officeooo:paragraph-rsid="00185e0e" style:font-name-asian="Calibri1" style:font-size-asian="9pt" style:font-name-complex="Calibri1" style:font-size-complex="9pt"/>
    </style:style>
    <style:style style:name="P25" style:family="paragraph" style:parent-style-name="Standard">
      <style:paragraph-properties fo:margin-top="0.106cm" fo:margin-bottom="0.106cm" loext:contextual-spacing="false"/>
      <style:text-properties fo:font-size="9pt" officeooo:rsid="0018f9f4" officeooo:paragraph-rsid="0018f9f4" style:font-name-asian="Calibri1" style:font-size-asian="9pt" style:font-name-complex="Calibri1" style:font-size-complex="9pt"/>
    </style:style>
    <style:style style:name="P26" style:family="paragraph" style:parent-style-name="Standard">
      <style:paragraph-properties fo:margin-top="0.106cm" fo:margin-bottom="0.106cm" loext:contextual-spacing="false"/>
      <style:text-properties fo:font-size="9pt" officeooo:rsid="001a8818" officeooo:paragraph-rsid="001a8818" style:font-name-asian="Calibri1" style:font-size-asian="9pt" style:font-name-complex="Calibri1" style:font-size-complex="9pt"/>
    </style:style>
    <style:style style:name="P27" style:family="paragraph" style:parent-style-name="Standard">
      <style:paragraph-properties fo:margin-top="0.106cm" fo:margin-bottom="0.106cm" loext:contextual-spacing="false"/>
      <style:text-properties fo:font-size="9pt" officeooo:rsid="001c1f03" officeooo:paragraph-rsid="001c1f03" style:font-name-asian="Calibri1" style:font-size-asian="9pt" style:font-name-complex="Calibri1" style:font-size-complex="9pt"/>
    </style:style>
    <style:style style:name="P28" style:family="paragraph" style:parent-style-name="Standard">
      <style:paragraph-properties fo:margin-top="0.106cm" fo:margin-bottom="0.106cm" loext:contextual-spacing="false"/>
      <style:text-properties fo:font-size="9pt" officeooo:rsid="001e038a" officeooo:paragraph-rsid="001e038a" style:font-name-asian="Calibri1" style:font-size-asian="9pt" style:font-name-complex="Calibri1" style:font-size-complex="9pt"/>
    </style:style>
    <style:style style:name="P29" style:family="paragraph" style:parent-style-name="Standard">
      <style:paragraph-properties fo:margin-top="0.106cm" fo:margin-bottom="0.106cm" loext:contextual-spacing="false"/>
      <style:text-properties fo:font-size="9pt" officeooo:rsid="0024d458" officeooo:paragraph-rsid="0024d458" style:font-name-asian="Calibri1" style:font-size-asian="9pt" style:font-name-complex="Calibri1" style:font-size-complex="9pt"/>
    </style:style>
    <style:style style:name="P30" style:family="paragraph" style:parent-style-name="Standard">
      <style:paragraph-properties fo:margin-top="0.106cm" fo:margin-bottom="0.106cm" loext:contextual-spacing="false"/>
      <style:text-properties officeooo:paragraph-rsid="000476c4"/>
    </style:style>
    <style:style style:name="P31" style:family="paragraph" style:parent-style-name="Standard">
      <style:paragraph-properties fo:margin-top="0.106cm" fo:margin-bottom="0.106cm" loext:contextual-spacing="false"/>
      <style:text-properties officeooo:rsid="000622be" officeooo:paragraph-rsid="000622be"/>
    </style:style>
    <style:style style:name="P32" style:family="paragraph" style:parent-style-name="Standard">
      <style:paragraph-properties fo:margin-top="0.106cm" fo:margin-bottom="0.106cm" loext:contextual-spacing="false"/>
      <style:text-properties fo:color="#000000" officeooo:paragraph-rsid="000622be" style:font-name-asian="Calibri1" style:font-name-complex="Calibri1"/>
    </style:style>
    <style:style style:name="P33" style:family="paragraph" style:parent-style-name="Standard">
      <style:paragraph-properties fo:margin-top="0.106cm" fo:margin-bottom="0.106cm" loext:contextual-spacing="false"/>
      <style:text-properties officeooo:paragraph-rsid="000622be"/>
    </style:style>
    <style:style style:name="P34" style:family="paragraph" style:parent-style-name="Standard">
      <style:paragraph-properties fo:margin-top="0.106cm" fo:margin-bottom="0.106cm" loext:contextual-spacing="false"/>
      <style:text-properties officeooo:rsid="0007e0ab" officeooo:paragraph-rsid="0007e0ab"/>
    </style:style>
    <style:style style:name="P35" style:family="paragraph" style:parent-style-name="Standard">
      <style:paragraph-properties fo:margin-top="0.106cm" fo:margin-bottom="0.106cm" loext:contextual-spacing="false"/>
      <style:text-properties officeooo:rsid="000b41f4" officeooo:paragraph-rsid="000b41f4"/>
    </style:style>
    <style:style style:name="P36" style:family="paragraph" style:parent-style-name="Standard">
      <style:paragraph-properties fo:margin-top="0.106cm" fo:margin-bottom="0.106cm" loext:contextual-spacing="false"/>
      <style:text-properties fo:color="#00cc00" fo:font-size="9pt" officeooo:rsid="001a8818" officeooo:paragraph-rsid="001a8818" style:font-name-asian="Calibri1" style:font-size-asian="9pt" style:font-name-complex="Calibri1" style:font-size-complex="9pt"/>
    </style:style>
    <style:style style:name="P37" style:family="paragraph" style:parent-style-name="Standard">
      <style:paragraph-properties fo:margin-top="0.106cm" fo:margin-bottom="0.106cm" loext:contextual-spacing="false"/>
      <style:text-properties fo:color="#00cc00" fo:font-size="9pt" officeooo:rsid="001a8818" officeooo:paragraph-rsid="001c1f03" style:font-name-asian="Calibri1" style:font-size-asian="9pt" style:font-name-complex="Calibri1" style:font-size-complex="9pt"/>
    </style:style>
    <style:style style:name="P38" style:family="paragraph" style:parent-style-name="Standard">
      <style:paragraph-properties fo:margin-top="0.106cm" fo:margin-bottom="0.106cm" loext:contextual-spacing="false"/>
      <style:text-properties fo:color="#00cc00" fo:font-size="9pt" officeooo:rsid="001a8818" officeooo:paragraph-rsid="001d3c2a" style:font-name-asian="Calibri1" style:font-size-asian="9pt" style:font-name-complex="Calibri1" style:font-size-complex="9pt"/>
    </style:style>
    <style:style style:name="P39" style:family="paragraph" style:parent-style-name="Standard">
      <style:paragraph-properties fo:margin-top="0.106cm" fo:margin-bottom="0.106cm" loext:contextual-spacing="false"/>
      <style:text-properties fo:color="#66ff00" fo:font-size="9pt" officeooo:rsid="00217656" officeooo:paragraph-rsid="00217656" style:font-name-asian="Calibri1" style:font-size-asian="9pt" style:font-name-complex="Calibri1" style:font-size-complex="9pt"/>
    </style:style>
    <style:style style:name="P40" style:family="paragraph" style:parent-style-name="Standard">
      <style:paragraph-properties fo:margin-top="0.106cm" fo:margin-bottom="0.106cm" loext:contextual-spacing="false"/>
      <style:text-properties fo:color="#66ff00" fo:font-size="9pt" officeooo:rsid="00217656" officeooo:paragraph-rsid="00231a9d" style:font-name-asian="Calibri1" style:font-size-asian="9pt" style:font-name-complex="Calibri1" style:font-size-complex="9pt"/>
    </style:style>
    <style:style style:name="P41" style:family="paragraph" style:parent-style-name="Standard">
      <style:paragraph-properties fo:margin-top="0.106cm" fo:margin-bottom="0.106cm" loext:contextual-spacing="false"/>
      <style:text-properties fo:color="#66ff00" fo:font-size="9pt" officeooo:rsid="00217656" officeooo:paragraph-rsid="00235565" style:font-name-asian="Calibri1" style:font-size-asian="9pt" style:font-name-complex="Calibri1" style:font-size-complex="9pt"/>
    </style:style>
    <style:style style:name="P42" style:family="paragraph" style:parent-style-name="Standard">
      <style:paragraph-properties fo:margin-top="0.106cm" fo:margin-bottom="0.106cm" loext:contextual-spacing="false"/>
      <style:text-properties fo:color="#66ff00" fo:font-size="9pt" officeooo:rsid="00217656" officeooo:paragraph-rsid="0024d458" style:font-name-asian="Calibri1" style:font-size-asian="9pt" style:font-name-complex="Calibri1" style:font-size-complex="9pt"/>
    </style:style>
    <style:style style:name="P43" style:family="paragraph" style:parent-style-name="Standard">
      <style:paragraph-properties fo:margin-top="0.106cm" fo:margin-bottom="0.106cm" loext:contextual-spacing="false"/>
      <style:text-properties fo:color="#66ff00" fo:font-size="9pt" officeooo:rsid="00217656" officeooo:paragraph-rsid="0027c049" style:font-name-asian="Calibri1" style:font-size-asian="9pt" style:font-name-complex="Calibri1" style:font-size-complex="9pt"/>
    </style:style>
    <style:style style:name="P44" style:family="paragraph" style:parent-style-name="Standard">
      <style:paragraph-properties fo:margin-top="0.106cm" fo:margin-bottom="0.106cm" loext:contextual-spacing="false"/>
      <style:text-properties fo:color="#66ff00" fo:font-size="9pt" officeooo:rsid="00217656" officeooo:paragraph-rsid="0029a276" style:font-name-asian="Calibri1" style:font-size-asian="9pt" style:font-name-complex="Calibri1" style:font-size-complex="9pt"/>
    </style:style>
    <style:style style:name="P45" style:family="paragraph" style:parent-style-name="Standard">
      <style:paragraph-properties fo:margin-top="0.106cm" fo:margin-bottom="0.106cm" loext:contextual-spacing="false"/>
      <style:text-properties fo:color="#66ff00" fo:font-size="9pt" officeooo:rsid="00217656" officeooo:paragraph-rsid="002b7a25" style:font-name-asian="Calibri1" style:font-size-asian="9pt" style:font-name-complex="Calibri1" style:font-size-complex="9pt"/>
    </style:style>
    <style:style style:name="P46" style:family="paragraph" style:parent-style-name="Standard">
      <style:paragraph-properties fo:margin-top="0.106cm" fo:margin-bottom="0.106cm" loext:contextual-spacing="false"/>
      <style:text-properties fo:color="#66ff00" fo:font-size="9pt" officeooo:rsid="00235565" officeooo:paragraph-rsid="00235565" style:font-name-asian="Calibri1" style:font-size-asian="9pt" style:font-name-complex="Calibri1" style:font-size-complex="9pt"/>
    </style:style>
    <style:style style:name="P47" style:family="paragraph" style:parent-style-name="Standard">
      <style:paragraph-properties fo:margin-top="0.106cm" fo:margin-bottom="0.106cm" loext:contextual-spacing="false"/>
      <style:text-properties fo:color="#66ff00" fo:font-size="9pt" officeooo:rsid="0029a276" officeooo:paragraph-rsid="0029a276" style:font-name-asian="Calibri1" style:font-size-asian="9pt" style:font-name-complex="Calibri1" style:font-size-complex="9pt"/>
    </style:style>
    <style:style style:name="P48" style:family="paragraph" style:parent-style-name="Standard">
      <style:paragraph-properties fo:margin-top="0.106cm" fo:margin-bottom="0.106cm" loext:contextual-spacing="false"/>
      <style:text-properties fo:color="#66ff00" fo:font-size="9pt" officeooo:rsid="0027c049" officeooo:paragraph-rsid="0027c049" style:font-name-asian="Calibri1" style:font-size-asian="9pt" style:font-name-complex="Calibri1" style:font-size-complex="9pt"/>
    </style:style>
    <style:style style:name="P49" style:family="paragraph" style:parent-style-name="Standard">
      <style:paragraph-properties fo:margin-top="0.106cm" fo:margin-bottom="0.106cm" loext:contextual-spacing="false"/>
      <style:text-properties fo:color="#66ff00" fo:font-size="9pt" officeooo:rsid="002cd492" officeooo:paragraph-rsid="002cd492" style:font-name-asian="Calibri1" style:font-size-asian="9pt" style:font-name-complex="Calibri1" style:font-size-complex="9pt"/>
    </style:style>
    <style:style style:name="P50" style:family="paragraph" style:parent-style-name="Standard">
      <style:paragraph-properties fo:margin-top="0.106cm" fo:margin-bottom="0.106cm" loext:contextual-spacing="false"/>
      <style:text-properties fo:color="#66ff00" fo:font-size="9pt" officeooo:rsid="001d3c2a" officeooo:paragraph-rsid="001d3c2a" style:font-name-asian="Calibri1" style:font-size-asian="9pt" style:font-name-complex="Calibri1" style:font-size-complex="9pt"/>
    </style:style>
    <style:style style:name="P51" style:family="paragraph" style:parent-style-name="Preformatted_20_Text">
      <style:paragraph-properties fo:margin-top="0.106cm" fo:margin-bottom="0.106cm" loext:contextual-spacing="false"/>
      <style:text-properties fo:color="#66cc00" fo:font-size="12pt" officeooo:paragraph-rsid="000622be" style:font-name-asian="Calibri1" style:font-size-asian="12pt" style:font-name-complex="Calibri1" style:font-size-complex="12pt"/>
    </style:style>
    <style:style style:name="P52" style:family="paragraph" style:parent-style-name="Preformatted_20_Text">
      <style:paragraph-properties fo:margin-top="0.106cm" fo:margin-bottom="0.106cm" loext:contextual-spacing="false"/>
      <style:text-properties fo:font-size="9pt" officeooo:paragraph-rsid="0007e0ab" style:font-name-asian="Calibri1" style:font-size-asian="9pt" style:font-name-complex="Calibri1" style:font-size-complex="9pt"/>
    </style:style>
    <style:style style:name="P53" style:family="paragraph" style:parent-style-name="Preformatted_20_Text">
      <style:paragraph-properties fo:margin-top="0.106cm" fo:margin-bottom="0.106cm" loext:contextual-spacing="false"/>
      <style:text-properties fo:font-size="9pt" officeooo:rsid="000c0be6" officeooo:paragraph-rsid="000c0be6" style:font-name-asian="Calibri1" style:font-size-asian="9pt" style:font-name-complex="Calibri1" style:font-size-complex="9pt"/>
    </style:style>
    <style:style style:name="P54" style:family="paragraph" style:parent-style-name="Preformatted_20_Text">
      <style:paragraph-properties fo:margin-top="0.106cm" fo:margin-bottom="0.106cm" loext:contextual-spacing="false"/>
      <style:text-properties fo:font-size="9pt" officeooo:rsid="000d442e" officeooo:paragraph-rsid="000d442e" style:font-name-asian="Calibri1" style:font-size-asian="9pt" style:font-name-complex="Calibri1" style:font-size-complex="9pt"/>
    </style:style>
    <style:style style:name="P55" style:family="paragraph" style:parent-style-name="Preformatted_20_Text">
      <style:paragraph-properties fo:margin-top="0.106cm" fo:margin-bottom="0.106cm" loext:contextual-spacing="false"/>
      <style:text-properties fo:font-size="9pt" officeooo:rsid="000f355e" officeooo:paragraph-rsid="000f355e" style:font-name-asian="Calibri1" style:font-size-asian="9pt" style:font-name-complex="Calibri1" style:font-size-complex="9pt"/>
    </style:style>
    <style:style style:name="P56" style:family="paragraph" style:parent-style-name="Preformatted_20_Text">
      <style:paragraph-properties fo:margin-top="0.106cm" fo:margin-bottom="0.106cm" loext:contextual-spacing="false"/>
      <style:text-properties fo:font-size="9pt" officeooo:rsid="0014973e" officeooo:paragraph-rsid="0015266d" style:font-name-asian="Calibri1" style:font-size-asian="9pt" style:font-name-complex="Calibri1" style:font-size-complex="9pt"/>
    </style:style>
    <style:style style:name="P57" style:family="paragraph" style:parent-style-name="box">
      <style:paragraph-properties fo:margin-top="0.212cm" fo:margin-bottom="0.212cm" loext:contextual-spacing="false" fo:text-align="center" style:justify-single-word="false"/>
      <style:text-properties officeooo:paragraph-rsid="000622be"/>
    </style:style>
    <style:style style:name="P58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officeooo:paragraph-rsid="000622be" style:font-name-asian="Calibri1" style:font-weight-asian="bold" style:font-name-complex="Calibri1" style:font-weight-complex="bold"/>
    </style:style>
    <style:style style:name="P59" style:family="paragraph" style:parent-style-name="Standard">
      <style:paragraph-properties fo:margin-top="0cm" fo:margin-bottom="0cm" loext:contextual-spacing="false" fo:text-align="center" style:justify-single-word="false"/>
      <style:text-properties fo:font-size="10pt" fo:font-weight="bold" officeooo:paragraph-rsid="000476c4" style:font-name-asian="Calibri1" style:font-size-asian="10pt" style:font-weight-asian="bold" style:font-name-complex="Calibri1" style:font-weight-complex="bold"/>
    </style:style>
    <style:style style:name="P60" style:family="paragraph" style:parent-style-name="Standard">
      <style:paragraph-properties fo:margin-top="0cm" fo:margin-bottom="0cm" loext:contextual-spacing="false" fo:text-align="center" style:justify-single-word="false"/>
      <style:text-properties officeooo:rsid="0008fd8d" officeooo:paragraph-rsid="0008fd8d"/>
    </style:style>
    <style:style style:name="P61" style:family="paragraph" style:parent-style-name="Standard">
      <style:paragraph-properties fo:margin-top="0.106cm" fo:margin-bottom="0.106cm" loext:contextual-spacing="false"/>
      <style:text-properties fo:color="#000000" officeooo:paragraph-rsid="000622be" style:font-name-asian="Calibri1" style:font-name-complex="Calibri1"/>
    </style:style>
    <style:style style:name="P62" style:family="paragraph" style:parent-style-name="Standard">
      <style:paragraph-properties fo:margin-top="0.106cm" fo:margin-bottom="0.106cm" loext:contextual-spacing="false"/>
      <style:text-properties fo:color="#000000" officeooo:rsid="0007e0ab" officeooo:paragraph-rsid="0007e0ab" style:font-name-asian="Calibri1" style:font-name-complex="Calibri1"/>
    </style:style>
    <style:style style:name="P63" style:family="paragraph" style:parent-style-name="Standard">
      <style:paragraph-properties fo:margin-top="0.106cm" fo:margin-bottom="0.106cm" loext:contextual-spacing="false"/>
      <style:text-properties fo:color="#c00000" fo:font-size="9pt" officeooo:paragraph-rsid="000476c4" style:font-name-asian="Calibri1" style:font-size-asian="9pt" style:font-name-complex="Calibri1" style:font-size-complex="9pt"/>
    </style:style>
    <style:style style:name="P64" style:family="paragraph" style:parent-style-name="Standard">
      <style:paragraph-properties fo:margin-top="0.106cm" fo:margin-bottom="0.106cm" loext:contextual-spacing="false" fo:text-align="end" style:justify-single-word="false"/>
      <style:text-properties fo:color="#c00000" fo:font-size="9pt" officeooo:paragraph-rsid="000476c4" style:font-name-asian="Calibri1" style:font-size-asian="9pt" style:font-name-complex="Calibri1" style:font-size-complex="9pt"/>
    </style:style>
    <style:style style:name="P65" style:family="paragraph" style:parent-style-name="Standard">
      <style:paragraph-properties fo:margin-top="0cm" fo:margin-bottom="0.353cm" loext:contextual-spacing="false"/>
      <style:text-properties fo:color="#66cc00" officeooo:paragraph-rsid="000622be"/>
    </style:style>
    <style:style style:name="P66" style:family="paragraph" style:parent-style-name="Standard">
      <style:text-properties fo:color="#66cc00" officeooo:paragraph-rsid="000622be"/>
    </style:style>
    <style:style style:name="P67" style:family="paragraph" style:parent-style-name="Standard">
      <style:paragraph-properties fo:text-align="justify" style:justify-single-word="false"/>
      <style:text-properties fo:color="#00000a" style:font-name="Calibri" fo:font-size="11pt" fo:font-weight="normal" officeooo:rsid="000476c4" officeooo:paragraph-rsid="000622be" fo:background-color="#ffff00" style:font-size-asian="11pt" style:font-weight-asian="normal" style:font-size-complex="11pt" style:font-weight-complex="normal"/>
    </style:style>
    <style:style style:name="P68" style:family="paragraph" style:parent-style-name="Heading_20_1" style:list-style-name="L1">
      <style:paragraph-properties fo:text-align="justify" style:justify-single-word="false"/>
      <style:text-properties fo:color="#00000a" style:font-name="Calibri" fo:font-size="11pt" fo:font-weight="normal" officeooo:rsid="000476c4" officeooo:paragraph-rsid="000476c4" fo:background-color="#ffff00" style:font-size-asian="11pt" style:font-weight-asian="normal" style:font-size-complex="11pt" style:font-weight-complex="normal"/>
    </style:style>
    <style:style style:name="P69" style:family="paragraph" style:parent-style-name="Heading_20_1">
      <style:paragraph-properties fo:text-align="justify" style:justify-single-word="false"/>
      <style:text-properties fo:color="#00000a" style:font-name="Calibri" fo:font-size="11pt" fo:font-weight="normal" officeooo:rsid="000476c4" officeooo:paragraph-rsid="000622be" fo:background-color="#ffff00" style:font-size-asian="11pt" style:font-weight-asian="normal" style:font-size-complex="11pt" style:font-weight-complex="normal"/>
    </style:style>
    <style:style style:name="P70" style:family="paragraph" style:parent-style-name="box">
      <style:paragraph-properties fo:margin-top="0.212cm" fo:margin-bottom="0.212cm" loext:contextual-spacing="false" fo:text-align="center" style:justify-single-word="false"/>
      <style:text-properties style:font-name="Calibri" fo:font-size="11pt" fo:font-weight="bold" officeooo:paragraph-rsid="000622be" style:font-size-asian="11pt" style:font-weight-asian="bold" style:font-name-complex="Calibri1" style:font-size-complex="11pt"/>
    </style:style>
    <style:style style:name="P71" style:family="paragraph" style:parent-style-name="box">
      <style:paragraph-properties fo:margin-top="0.212cm" fo:margin-bottom="0.212cm" loext:contextual-spacing="false" fo:text-align="center" style:justify-single-word="false"/>
      <style:text-properties style:font-name="Calibri" fo:font-size="11pt" fo:font-weight="bold" officeooo:rsid="000622be" officeooo:paragraph-rsid="000622be" style:font-size-asian="11pt" style:font-weight-asian="bold" style:font-name-complex="Calibri1" style:font-size-complex="11pt"/>
    </style:style>
    <style:style style:name="P72" style:family="paragraph" style:parent-style-name="box">
      <style:paragraph-properties fo:margin-top="0.212cm" fo:margin-bottom="0.212cm" loext:contextual-spacing="false" fo:text-align="center" style:justify-single-word="false"/>
      <style:text-properties style:font-name="Calibri" fo:font-size="10pt" fo:font-weight="bold" officeooo:paragraph-rsid="000476c4" style:font-size-asian="10pt" style:font-weight-asian="bold" style:font-name-complex="Calibri1" style:font-size-complex="11pt" style:font-weight-complex="bold"/>
    </style:style>
    <style:style style:name="P73" style:family="paragraph" style:parent-style-name="box">
      <style:paragraph-properties fo:margin-top="0.212cm" fo:margin-bottom="0.212cm" loext:contextual-spacing="false" fo:text-align="center" style:justify-single-word="false"/>
      <style:text-properties style:font-name="Calibri" fo:font-size="10pt" fo:font-weight="bold" officeooo:paragraph-rsid="000476c4" style:font-size-asian="10pt" style:font-weight-asian="bold" style:font-name-complex="Calibri1" style:font-size-complex="11pt"/>
    </style:style>
    <style:style style:name="P74" style:family="paragraph" style:parent-style-name="box">
      <style:paragraph-properties fo:margin-top="0.212cm" fo:margin-bottom="0.212cm" loext:contextual-spacing="false" fo:text-align="center" style:justify-single-word="false"/>
      <style:text-properties fo:color="#66cc00" style:font-name="Calibri" fo:font-size="11pt" fo:font-weight="bold" officeooo:paragraph-rsid="000622be" style:font-size-asian="11pt" style:font-weight-asian="bold" style:font-name-complex="Calibri1" style:font-size-complex="11pt" style:font-weight-complex="bold"/>
    </style:style>
    <style:style style:name="P75" style:family="paragraph" style:parent-style-name="Preformatted_20_Text">
      <style:text-properties fo:color="#66cc00" officeooo:paragraph-rsid="000622be"/>
    </style:style>
    <style:style style:name="P76" style:family="paragraph" style:parent-style-name="Preformatted_20_Text">
      <style:paragraph-properties fo:margin-top="0.106cm" fo:margin-bottom="0.106cm" loext:contextual-spacing="false"/>
      <style:text-properties fo:color="#66cc00" officeooo:paragraph-rsid="000622be" style:font-name-asian="Calibri1" style:font-name-complex="Calibri1"/>
    </style:style>
    <style:style style:name="P77" style:family="paragraph" style:parent-style-name="Preformatted_20_Text">
      <style:paragraph-properties fo:margin-top="0.106cm" fo:margin-bottom="0.106cm" loext:contextual-spacing="false"/>
      <style:text-properties fo:color="#66cc00" style:font-name="Calibri" fo:font-size="12pt" officeooo:paragraph-rsid="000622be" style:font-name-asian="Calibri1" style:font-size-asian="12pt" style:font-name-complex="Calibri1" style:font-size-complex="12pt"/>
    </style:style>
    <style:style style:name="P78" style:family="paragraph" style:parent-style-name="Preformatted_20_Text">
      <style:paragraph-properties fo:margin-top="0.106cm" fo:margin-bottom="0.106cm" loext:contextual-spacing="false"/>
      <style:text-properties fo:color="#66cc00" fo:font-size="12pt" officeooo:paragraph-rsid="000622be" style:font-name-asian="Calibri1" style:font-size-asian="12pt" style:font-name-complex="Calibri1" style:font-size-complex="12pt"/>
    </style:style>
    <style:style style:name="T1" style:family="text"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T2" style:family="text">
      <style:text-properties style:font-name="Calibri" fo:font-size="11pt" fo:font-weight="bold" officeooo:rsid="000622be" style:font-size-asian="11pt" style:font-weight-asian="bold" style:font-name-complex="Calibri1" style:font-size-complex="11pt" style:font-weight-complex="bold"/>
    </style:style>
    <style:style style:name="T3" style:family="text">
      <style:text-properties fo:color="#c00000" fo:font-size="9pt" style:font-name-asian="Calibri1" style:font-size-asian="9pt" style:font-name-complex="Calibri1" style:font-size-complex="9pt"/>
    </style:style>
    <style:style style:name="T4" style:family="text">
      <style:text-properties fo:color="#c00000" fo:font-size="9pt" officeooo:rsid="0007e0ab" style:font-name-asian="Calibri1" style:font-size-asian="9pt" style:font-name-complex="Calibri1" style:font-size-complex="9pt"/>
    </style:style>
    <style:style style:name="T5" style:family="text">
      <style:text-properties fo:color="#66cc00" fo:font-weight="normal" style:font-name-asian="Calibri1" style:font-weight-asian="normal" style:font-name-complex="Calibri1" style:font-weight-complex="normal"/>
    </style:style>
    <style:style style:name="T6" style:family="text">
      <style:text-properties fo:color="#66cc00" fo:font-weight="normal" style:font-weight-asian="normal" style:font-weight-complex="normal"/>
    </style:style>
    <style:style style:name="T7" style:family="text">
      <style:text-properties fo:color="#000000"/>
    </style:style>
    <style:style style:name="T8" style:family="text">
      <style:text-properties fo:color="#000000" officeooo:rsid="001c1f03"/>
    </style:style>
    <style:style style:name="T9" style:family="text">
      <style:text-properties fo:color="#000000" officeooo:rsid="001fe075"/>
    </style:style>
    <style:style style:name="T10" style:family="text">
      <style:text-properties officeooo:rsid="0007e4c8"/>
    </style:style>
    <style:style style:name="T11" style:family="text">
      <style:text-properties officeooo:rsid="0008fd8d"/>
    </style:style>
    <style:style style:name="T12" style:family="text">
      <style:text-properties officeooo:rsid="000a0626"/>
    </style:style>
    <style:style style:name="T13" style:family="text">
      <style:text-properties officeooo:rsid="000c0be6"/>
    </style:style>
    <style:style style:name="T14" style:family="text">
      <style:text-properties officeooo:rsid="0010184f"/>
    </style:style>
    <style:style style:name="T15" style:family="text">
      <style:text-properties officeooo:rsid="0011abcb"/>
    </style:style>
    <style:style style:name="T16" style:family="text">
      <style:text-properties officeooo:rsid="0012af83"/>
    </style:style>
    <style:style style:name="T17" style:family="text">
      <style:text-properties officeooo:rsid="00165e1d"/>
    </style:style>
    <style:style style:name="T18" style:family="text">
      <style:text-properties officeooo:rsid="0018f9f4"/>
    </style:style>
    <style:style style:name="T19" style:family="text">
      <style:text-properties fo:color="#00cc00" officeooo:rsid="001fe075"/>
    </style:style>
    <style:style style:name="T20" style:family="text">
      <style:text-properties officeooo:rsid="001c1f03"/>
    </style:style>
    <style:style style:name="T21" style:family="text">
      <style:text-properties officeooo:rsid="001d3c2a"/>
    </style:style>
    <style:style style:name="T22" style:family="text">
      <style:text-properties fo:color="#66ff00" officeooo:rsid="0027c049"/>
    </style:style>
    <style:style style:name="T23" style:family="text">
      <style:text-properties officeooo:rsid="0024d458"/>
    </style:style>
    <style:style style:name="T24" style:family="text">
      <style:text-properties officeooo:rsid="002638dc"/>
    </style:style>
    <style:style style:name="T25" style:family="text">
      <style:text-properties officeooo:rsid="0027c049"/>
    </style:style>
    <style:style style:name="T26" style:family="text">
      <style:text-properties officeooo:rsid="0029a276"/>
    </style:style>
    <style:style style:name="T27" style:family="text">
      <style:text-properties officeooo:rsid="002b7a25"/>
    </style:style>
    <style:style style:name="T28" style:family="text">
      <style:text-properties officeooo:rsid="002ea4d1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rements: investment</text:p>
      <text:p text:style-name="P1"/>
      <text:p text:style-name="P3">Divide the cost of the project direct costs (labor, services, investment in hardware or software, operators) and indirect costs (the latter may also be a flat, eg. A flat-rate indirect costs amount to 20% of labor costs).</text:p>
      <text:p text:style-name="P2">Provide costs for each activity separately. Use the table below.</text:p>
      <text:list xml:id="list3119816094331819200" text:style-name="L1">
        <text:list-item>
          <text:h text:style-name="P68" text:outline-level="1">All direct costs in the table above, excluding labor costs, specifically rationale (eg. € 50 for registration of internet domain, € 1,500 for the purchase of a computer for development, € 100 for a visit to Maribor conference for two people, and the like).</text:h>
        </text:list-item>
      </text:list>
      <text:h text:style-name="P69" text:outline-level="1"/>
      <table:table table:name="Tablica3" table:style-name="Tablica3">
        <table:table-column table:style-name="Tablica3.A"/>
        <table:table-column table:style-name="Tablica3.B"/>
        <table:table-column table:style-name="Tablica3.C"/>
        <table:table-column table:style-name="Tablica3.D"/>
        <table:table-column table:style-name="Tablica3.E"/>
        <table:table-column table:style-name="Tablica3.F"/>
        <table:table-row table:style-name="Tablica3.1">
          <table:table-cell table:style-name="Tablica3.A1" table:number-columns-spanned="2" office:value-type="string">
            <text:p text:style-name="P8"/>
          </table:table-cell>
          <table:covered-table-cell/>
          <table:table-cell table:style-name="Tablica3.C1" table:number-columns-spanned="4" office:value-type="string">
            <text:p text:style-name="P58">List of project products</text:p>
            <table:table table:name="Tablica1" table:style-name="Tablica1">
              <table:table-column table:style-name="Tablica1.A"/>
              <table:table-row table:style-name="Tablica1.1">
                <table:table-cell table:style-name="Tablica1.A1" office:value-type="string">
                  <text:p text:style-name="P70">Release date</text:p>
                </table:table-cell>
              </table:table-row>
              <table:table-row table:style-name="Tablica1.2">
                <table:table-cell table:style-name="Tablica1.A2" office:value-type="string">
                  <text:p text:style-name="P32">4.11.2016</text:p>
                </table:table-cell>
              </table:table-row>
              <table:table-row table:style-name="Tablica1.2">
                <table:table-cell table:style-name="Tablica1.A2" office:value-type="string">
                  <text:p text:style-name="P32">9.11.2016</text:p>
                </table:table-cell>
              </table:table-row>
              <table:table-row table:style-name="Tablica1.2">
                <table:table-cell table:style-name="Tablica1.A2" office:value-type="string">
                  <text:p text:style-name="P32">12.11.2016</text:p>
                </table:table-cell>
              </table:table-row>
              <table:table-row table:style-name="Tablica1.2">
                <table:table-cell table:style-name="Tablica1.A2" office:value-type="string">
                  <text:p text:style-name="P32">14.11.2016</text:p>
                </table:table-cell>
              </table:table-row>
              <table:table-row table:style-name="Tablica1.6">
                <table:table-cell table:style-name="Tablica1.A2" office:value-type="string">
                  <text:p text:style-name="P32">17.11.2016</text:p>
                </table:table-cell>
              </table:table-row>
              <table:table-row table:style-name="Tablica1.6">
                <table:table-cell table:style-name="Tablica1.A2" office:value-type="string">
                  <text:p text:style-name="P32">15.12.2016</text:p>
                </table:table-cell>
              </table:table-row>
              <table:table-row table:style-name="Tablica1.8">
                <table:table-cell table:style-name="Tablica1.A2" office:value-type="string">
                  <text:p text:style-name="P32">1.12.2016</text:p>
                </table:table-cell>
              </table:table-row>
              <table:table-row table:style-name="Tablica1.6">
                <table:table-cell table:style-name="Tablica1.A2" office:value-type="string">
                  <text:p text:style-name="P32">1.12.2016</text:p>
                </table:table-cell>
              </table:table-row>
              <table:table-row table:style-name="Tablica1.6">
                <table:table-cell table:style-name="Tablica1.A2" office:value-type="string">
                  <text:p text:style-name="P32">1.12.2016</text:p>
                </table:table-cell>
              </table:table-row>
              <table:table-row table:style-name="Tablica1.6">
                <table:table-cell table:style-name="Tablica1.A2" office:value-type="string">
                  <text:p text:style-name="P32">17.12.2016</text:p>
                </table:table-cell>
              </table:table-row>
              <table:table-row table:style-name="Tablica1.6">
                <table:table-cell table:style-name="Tablica1.A2" office:value-type="string">
                  <text:p text:style-name="P32">1.1.2017</text:p>
                </table:table-cell>
              </table:table-row>
              <table:table-row table:style-name="Tablica1.6">
                <table:table-cell table:style-name="Tablica1.A2" office:value-type="string">
                  <text:p text:style-name="P32">NAN</text:p>
                </table:table-cell>
              </table:table-row>
              <table:table-row table:style-name="Tablica1.6">
                <table:table-cell table:style-name="Tablica1.A2" office:value-type="string">
                  <text:p text:style-name="P32">11.1.2017</text:p>
                </table:table-cell>
              </table:table-row>
              <table:table-row table:style-name="Tablica1.6">
                <table:table-cell table:style-name="Tablica1.A2" office:value-type="string">
                  <text:p text:style-name="P32">11.1.2017</text:p>
                </table:table-cell>
              </table:table-row>
              <table:table-row table:style-name="Tablica1.6">
                <table:table-cell table:style-name="Tablica1.A2" office:value-type="string">
                  <text:p text:style-name="P32"/>
                </table:table-cell>
              </table:table-row>
              <table:table-row table:style-name="Tablica1.6">
                <table:table-cell table:style-name="Tablica1.A2" office:value-type="string">
                  <text:p text:style-name="P32"/>
                </table:table-cell>
              </table:table-row>
            </table:table>
            <text:p text:style-name="P5"/>
          </table:table-cell>
          <table:covered-table-cell/>
          <table:covered-table-cell/>
          <table:covered-table-cell/>
        </table:table-row>
        <table:table-row table:style-name="Tablica3.2">
          <table:table-cell table:style-name="Tablica3.A2" office:value-type="string">
            <text:p text:style-name="P74">Product code</text:p>
          </table:table-cell>
          <table:table-cell table:style-name="Tablica3.B2" table:number-columns-spanned="2" office:value-type="string">
            <text:p text:style-name="P57"><text:span text:style-name="T1">Name of the produc</text:span><text:span text:style-name="T2">t</text:span></text:p>
          </table:table-cell>
          <table:covered-table-cell/>
          <table:table-cell table:style-name="Tablica3.D2" office:value-type="string">
            <text:p text:style-name="P71">Start date</text:p>
          </table:table-cell>
          <table:table-cell table:style-name="Tablica3.E2" office:value-type="string">
            <text:p text:style-name="P70">Release date</text:p>
          </table:table-cell>
          <table:table-cell table:style-name="Tablica3.F2" office:value-type="string">
            <text:p text:style-name="P70">Product type</text:p>
          </table:table-cell>
        </table:table-row>
        <table:table-row table:style-name="Tablica3.3">
          <table:table-cell table:style-name="Tablica3.A3" office:value-type="string">
            <text:p text:style-name="P32">PC 1.1</text:p>
          </table:table-cell>
          <table:table-cell table:style-name="Tablica3.B3" table:number-columns-spanned="2" office:value-type="string">
            <text:p text:style-name="P33"><text:span text:style-name="T5">R</text:span><text:span text:style-name="T6">equirements specification</text:span></text:p>
          </table:table-cell>
          <table:covered-table-cell/>
          <table:table-cell table:style-name="Tablica3.D3" office:value-type="string">
            <text:p text:style-name="P62">2.11.</text:p>
          </table:table-cell>
          <table:table-cell table:style-name="Tablica3.E3" office:value-type="string">
            <text:p text:style-name="P32">4.11.2016</text:p>
          </table:table-cell>
          <table:table-cell table:style-name="Tablica3.F3" office:value-type="string">
            <text:p text:style-name="P32">PO</text:p>
          </table:table-cell>
        </table:table-row>
        <table:table-row table:style-name="Tablica3.3">
          <table:table-cell table:style-name="Tablica3.A4" office:value-type="string">
            <text:p text:style-name="P32">PC 1.2</text:p>
          </table:table-cell>
          <table:table-cell table:style-name="Tablica3.B4" table:number-columns-spanned="2" office:value-type="string">
            <text:p text:style-name="P65">Project proposal</text:p>
          </table:table-cell>
          <table:covered-table-cell/>
          <table:table-cell table:style-name="Tablica3.D4" office:value-type="string">
            <text:p text:style-name="P62">3.11.</text:p>
          </table:table-cell>
          <table:table-cell table:style-name="Tablica3.E4" office:value-type="string">
            <text:p text:style-name="P32">9.11.2016</text:p>
          </table:table-cell>
          <table:table-cell table:style-name="Tablica3.F4" office:value-type="string">
            <text:p text:style-name="P32">PO</text:p>
          </table:table-cell>
        </table:table-row>
        <table:table-row table:style-name="Tablica3.3">
          <table:table-cell table:style-name="Tablica3.A5" office:value-type="string">
            <text:p text:style-name="P32">PC 1.3</text:p>
          </table:table-cell>
          <table:table-cell table:style-name="Tablica3.B5" table:number-columns-spanned="2" office:value-type="string">
            <text:p text:style-name="P65">Project proposal presentation</text:p>
          </table:table-cell>
          <table:covered-table-cell/>
          <table:table-cell table:style-name="Tablica3.D5" office:value-type="string">
            <text:p text:style-name="P32"/>
          </table:table-cell>
          <table:table-cell table:style-name="Tablica3.E5" office:value-type="string">
            <text:p text:style-name="P32">12.11.2016</text:p>
          </table:table-cell>
          <table:table-cell table:style-name="Tablica3.F5" office:value-type="string">
            <text:p text:style-name="P32">PO</text:p>
          </table:table-cell>
        </table:table-row>
        <table:table-row table:style-name="Tablica3.3">
          <table:table-cell table:style-name="Tablica3.A6" office:value-type="string">
            <text:p text:style-name="P32">PC 5.1</text:p>
          </table:table-cell>
          <table:table-cell table:style-name="Tablica3.B6" table:number-columns-spanned="2" office:value-type="string">
            <text:p text:style-name="P66">Tutorial description and specification </text:p>
            <text:p text:style-name="P75"><text:tab/><text:tab/><text:tab/><text:tab/> = what it will</text:p>
            <text:p text:style-name="P76"><text:tab/><text:tab/><text:tab/>be and what it will include. 13.11</text:p>
          </table:table-cell>
          <table:covered-table-cell/>
          <table:table-cell table:style-name="Tablica3.D6" office:value-type="string">
            <text:p text:style-name="P32"/>
          </table:table-cell>
          <table:table-cell table:style-name="Tablica3.E6" office:value-type="string">
            <text:p text:style-name="P32">14.11.2016</text:p>
          </table:table-cell>
          <table:table-cell table:style-name="Tablica3.F6" office:value-type="string">
            <text:p text:style-name="P32">PO</text:p>
          </table:table-cell>
        </table:table-row>
        <table:table-row table:style-name="Tablica3.7">
          <table:table-cell table:style-name="Tablica3.A7" office:value-type="string">
            <text:p text:style-name="P32">PC 6.1</text:p>
          </table:table-cell>
          <table:table-cell table:style-name="Tablica3.B7" table:number-columns-spanned="2" office:value-type="string">
            <text:p text:style-name="P77">Wireframes and sitemaps</text:p>
          </table:table-cell>
          <table:covered-table-cell/>
          <table:table-cell table:style-name="Tablica3.D7" office:value-type="string">
            <text:p text:style-name="P32"/>
          </table:table-cell>
          <table:table-cell table:style-name="Tablica3.E7" office:value-type="string">
            <text:p text:style-name="P32">17.11.2016</text:p>
          </table:table-cell>
          <table:table-cell table:style-name="Tablica3.F7" office:value-type="string">
            <text:p text:style-name="P32">PO</text:p>
            <text:p text:style-name="P32"/>
            <text:p text:style-name="P32"/>
          </table:table-cell>
        </table:table-row>
        <table:table-row table:style-name="Tablica3.7">
          <table:table-cell table:style-name="Tablica3.A8" office:value-type="string">
            <text:p text:style-name="P32">PC 8.1</text:p>
          </table:table-cell>
          <table:table-cell table:style-name="Tablica3.B8" table:number-columns-spanned="2" office:value-type="string">
            <text:p text:style-name="P51">Frond-end</text:p>
          </table:table-cell>
          <table:covered-table-cell/>
          <table:table-cell table:style-name="Tablica3.D8" office:value-type="string">
            <text:p text:style-name="P32"/>
          </table:table-cell>
          <table:table-cell table:style-name="Tablica3.E8" office:value-type="string">
            <text:p text:style-name="P32">15.12.2016</text:p>
          </table:table-cell>
          <table:table-cell table:style-name="Tablica3.F8" office:value-type="string">
            <text:p text:style-name="P32">DP</text:p>
          </table:table-cell>
        </table:table-row>
        <table:table-row table:style-name="Tablica3.9">
          <table:table-cell table:style-name="Tablica3.A9" office:value-type="string">
            <text:p text:style-name="P32">PC 11.1</text:p>
          </table:table-cell>
          <table:table-cell table:style-name="Tablica3.B9" table:number-columns-spanned="2" office:value-type="string">
            <text:p text:style-name="P51">Running code representing the game logic</text:p>
          </table:table-cell>
          <table:covered-table-cell/>
          <table:table-cell table:style-name="Tablica3.D9" office:value-type="string">
            <text:p text:style-name="P32"/>
          </table:table-cell>
          <table:table-cell table:style-name="Tablica3.E9" office:value-type="string">
            <text:p text:style-name="P32">1.12.2016</text:p>
          </table:table-cell>
          <table:table-cell table:style-name="Tablica3.F9" office:value-type="string">
            <text:p text:style-name="P32">DP</text:p>
          </table:table-cell>
        </table:table-row>
        <table:table-row table:style-name="Tablica3.7">
          <table:table-cell table:style-name="Tablica3.A10" office:value-type="string">
            <text:p text:style-name="P32">PC 13.1</text:p>
          </table:table-cell>
          <table:table-cell table:style-name="Tablica3.B10" table:number-columns-spanned="2" office:value-type="string">
            <text:p text:style-name="P51">FIFS machmaking system</text:p>
          </table:table-cell>
          <table:covered-table-cell/>
          <table:table-cell table:style-name="Tablica3.D10" office:value-type="string">
            <text:p text:style-name="P32"/>
          </table:table-cell>
          <table:table-cell table:style-name="Tablica3.E10" office:value-type="string">
            <text:p text:style-name="P32">1.12.2016</text:p>
          </table:table-cell>
          <table:table-cell table:style-name="Tablica3.F10" office:value-type="string">
            <text:p text:style-name="P32">DP</text:p>
          </table:table-cell>
        </table:table-row>
        <table:table-row table:style-name="Tablica3.7">
          <table:table-cell table:style-name="Tablica3.A11" office:value-type="string">
            <text:p text:style-name="P32">PC 1<text:span text:style-name="T28">5</text:span>.1</text:p>
          </table:table-cell>
          <table:table-cell table:style-name="Tablica3.B11" table:number-columns-spanned="2" office:value-type="string">
            <text:p text:style-name="P51">Final Application</text:p>
          </table:table-cell>
          <table:covered-table-cell/>
          <table:table-cell table:style-name="Tablica3.D11" office:value-type="string">
            <text:p text:style-name="P32"/>
          </table:table-cell>
          <table:table-cell table:style-name="Tablica3.E11" office:value-type="string">
            <text:p text:style-name="P32">1.1.2017</text:p>
          </table:table-cell>
          <table:table-cell table:style-name="Tablica3.F11" office:value-type="string">
            <text:p text:style-name="P32">DP</text:p>
          </table:table-cell>
        </table:table-row>
        <table:table-row table:style-name="Tablica3.7">
          <table:table-cell table:style-name="Tablica3.A12" office:value-type="string">
            <text:p text:style-name="P32">PC 1<text:span text:style-name="T28">6</text:span>.1</text:p>
          </table:table-cell>
          <table:table-cell table:style-name="Tablica3.B12" table:number-columns-spanned="2" office:value-type="string">
            <text:p text:style-name="P51">Intermediate presentation</text:p>
          </table:table-cell>
          <table:covered-table-cell/>
          <table:table-cell table:style-name="Tablica3.D12" office:value-type="string">
            <text:p text:style-name="P32"/>
          </table:table-cell>
          <table:table-cell table:style-name="Tablica3.E12" office:value-type="string">
            <text:p text:style-name="P32">NAN</text:p>
          </table:table-cell>
          <table:table-cell table:style-name="Tablica3.F12" office:value-type="string">
            <text:p text:style-name="P32">PO</text:p>
          </table:table-cell>
        </table:table-row>
        <table:table-row table:style-name="Tablica3.7">
          <table:table-cell table:style-name="Tablica3.A13" office:value-type="string">
            <text:p text:style-name="P32">PC 1<text:span text:style-name="T28">6</text:span>.2</text:p>
          </table:table-cell>
          <table:table-cell table:style-name="Tablica3.B13" table:number-columns-spanned="2" office:value-type="string">
            <text:p text:style-name="P51">Documentation</text:p>
          </table:table-cell>
          <table:covered-table-cell/>
          <table:table-cell table:style-name="Tablica3.D13" office:value-type="string">
            <text:p text:style-name="P32"/>
          </table:table-cell>
          <table:table-cell table:style-name="Tablica3.E13" office:value-type="string">
            <text:p text:style-name="P32">11.1.2017</text:p>
          </table:table-cell>
          <table:table-cell table:style-name="Tablica3.F13" office:value-type="string">
            <text:p text:style-name="P32">PO</text:p>
          </table:table-cell>
        </table:table-row>
        <table:table-row table:style-name="Tablica3.7">
          <table:table-cell table:style-name="Tablica3.A14" office:value-type="string">
            <text:p text:style-name="P32">PC 1<text:span text:style-name="T28">7</text:span>.<text:span text:style-name="T28">1</text:span></text:p>
          </table:table-cell>
          <table:table-cell table:style-name="Tablica3.B14" table:number-columns-spanned="2" office:value-type="string">
            <text:p text:style-name="P51">Final presentation</text:p>
          </table:table-cell>
          <table:covered-table-cell/>
          <table:table-cell table:style-name="Tablica3.D14" office:value-type="string">
            <text:p text:style-name="P32"/>
          </table:table-cell>
          <table:table-cell table:style-name="Tablica3.E14" office:value-type="string">
            <text:p text:style-name="P32">11.1.2017</text:p>
          </table:table-cell>
          <table:table-cell table:style-name="Tablica3.F14" office:value-type="string">
            <text:p text:style-name="P32">PO</text:p>
          </table:table-cell>
        </table:table-row>
        <table:table-row table:style-name="Tablica3.7">
          <table:table-cell table:style-name="Tablica3.A15" office:value-type="string">
            <text:p text:style-name="P32"/>
          </table:table-cell>
          <table:table-cell table:style-name="Tablica3.B15" table:number-columns-spanned="2" office:value-type="string">
            <text:p text:style-name="P51"/>
          </table:table-cell>
          <table:covered-table-cell/>
          <table:table-cell table:style-name="Tablica3.D15" office:value-type="string">
            <text:p text:style-name="P32"/>
          </table:table-cell>
          <table:table-cell table:style-name="Tablica3.E15" office:value-type="string">
            <text:p text:style-name="P32"/>
          </table:table-cell>
          <table:table-cell table:style-name="Tablica3.F15" office:value-type="string">
            <text:p text:style-name="P32"/>
          </table:table-cell>
        </table:table-row>
        <table:table-row table:style-name="Tablica3.7">
          <table:table-cell table:style-name="Tablica3.A16" office:value-type="string">
            <text:p text:style-name="P32"/>
          </table:table-cell>
          <table:table-cell table:style-name="Tablica3.B16" table:number-columns-spanned="2" office:value-type="string">
            <text:p text:style-name="P51"/>
          </table:table-cell>
          <table:covered-table-cell/>
          <table:table-cell table:style-name="Tablica3.D16" office:value-type="string">
            <text:p text:style-name="P32"/>
          </table:table-cell>
          <table:table-cell table:style-name="Tablica3.E16" office:value-type="string">
            <text:p text:style-name="P32"/>
          </table:table-cell>
          <table:table-cell table:style-name="Tablica3.F16" office:value-type="string">
            <text:p text:style-name="P32"/>
          </table:table-cell>
        </table:table-row>
      </table:table>
      <text:p text:style-name="P67"/>
      <table:table table:name="Tablica4" table:style-name="Tablica4">
        <table:table-column table:style-name="Tablica4.A"/>
        <table:table-column table:style-name="Tablica4.B"/>
        <table:table-column table:style-name="Tablica4.A"/>
        <table:table-column table:style-name="Tablica4.D"/>
        <table:table-column table:style-name="Tablica4.E"/>
        <table:table-column table:style-name="Tablica4.F"/>
        <table:table-column table:style-name="Tablica4.G"/>
        <table:table-column table:style-name="Tablica4.H"/>
        <table:table-column table:style-name="Tablica4.I"/>
        <table:table-column table:style-name="Tablica4.H"/>
        <table:table-column table:style-name="Tablica4.K"/>
        <table:table-column table:style-name="Tablica4.L"/>
        <table:table-row table:style-name="Tablica4.1">
          <table:table-cell table:style-name="Tablica4.A1" office:value-type="string">
            <text:p text:style-name="P9"/>
          </table:table-cell>
          <table:table-cell table:style-name="Tablica4.A1" office:value-type="string">
            <text:p text:style-name="P10"/>
          </table:table-cell>
          <table:table-cell table:style-name="Tablica4.A1" office:value-type="string">
            <text:p text:style-name="P10"/>
          </table:table-cell>
          <table:table-cell table:style-name="Tablica4.D1" table:number-columns-spanned="9" office:value-type="string">
            <text:p text:style-name="P59">Financial p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4.2">
          <table:table-cell table:style-name="Tablica4.A3" table:number-rows-spanned="2" office:value-type="string">
            <text:p text:style-name="P9">Start</text:p>
          </table:table-cell>
          <table:table-cell table:style-name="Tablica4.B3" table:number-rows-spanned="2" office:value-type="string">
            <text:p text:style-name="P10">Finish<text:span text:style-name="T11">(isključivo</text:span></text:p>
            <text:p text:style-name="P60">)</text:p>
          </table:table-cell>
          <table:table-cell table:style-name="Tablica4.C3" table:number-rows-spanned="2" office:value-type="string">
            <text:p text:style-name="P11">DUration</text:p>
          </table:table-cell>
          <table:table-cell table:style-name="Tablica4.D3" table:number-rows-spanned="2" office:value-type="string">
            <text:p text:style-name="P72">Version</text:p>
          </table:table-cell>
          <table:table-cell table:style-name="Tablica4.E3" table:number-rows-spanned="2" office:value-type="string">
            <text:p text:style-name="P72">Activity title</text:p>
          </table:table-cell>
          <table:table-cell table:style-name="Tablica4.F3" table:number-rows-spanned="2" office:value-type="string">
            <text:p text:style-name="P73">Activity scope (ČM)</text:p>
          </table:table-cell>
          <table:table-cell table:style-name="Tablica4.G2" table:number-columns-spanned="4" office:value-type="string">
            <text:p text:style-name="P73">DIRECT COSTS (in EUR)</text:p>
          </table:table-cell>
          <table:covered-table-cell/>
          <table:covered-table-cell/>
          <table:covered-table-cell/>
          <table:table-cell table:style-name="Tablica4.K3" table:number-rows-spanned="2" office:value-type="string">
            <text:p text:style-name="P72">INDIRECT COSTS<text:line-break/>(v EUR)</text:p>
          </table:table-cell>
          <table:table-cell table:style-name="Tablica4.L3" table:number-rows-spanned="2" office:value-type="string">
            <text:p text:style-name="P72">TOTAL</text:p>
          </table:table-cell>
        </table:table-row>
        <table:table-row table:style-name="Tablica4.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ica4.G3" office:value-type="string">
            <text:p text:style-name="P73">work</text:p>
          </table:table-cell>
          <table:table-cell table:style-name="Tablica4.H3" office:value-type="string">
            <text:p text:style-name="P73">service</text:p>
          </table:table-cell>
          <table:table-cell table:style-name="Tablica4.I3" office:value-type="string">
            <text:p text:style-name="P73">investments</text:p>
          </table:table-cell>
          <table:table-cell table:style-name="Tablica4.J3" office:value-type="string">
            <text:p text:style-name="P73">travel expenses</text:p>
          </table:table-cell>
          <table:covered-table-cell/>
          <table:covered-table-cell/>
        </table:table-row>
        <table:table-row table:style-name="Tablica4.4">
          <table:table-cell table:style-name="Tablica4.A4" office:value-type="string">
            <text:p text:style-name="P34">2.11.</text:p>
          </table:table-cell>
          <table:table-cell table:style-name="Tablica4.B4" office:value-type="string">
            <text:p text:style-name="P34"><text:span text:style-name="T12">9</text:span>.11.</text:p>
          </table:table-cell>
          <table:table-cell table:style-name="Tablica4.C4" office:value-type="string">
            <text:p text:style-name="P35">7</text:p>
          </table:table-cell>
          <table:table-cell table:style-name="Tablica4.D4" office:value-type="string">
            <text:p text:style-name="P30"><text:span text:style-name="T3">A 1.</text:span><text:span text:style-name="T4">1</text:span></text:p>
          </table:table-cell>
          <table:table-cell table:style-name="Tablica4.E4" office:value-type="string">
            <text:p text:style-name="P31"><text:span text:style-name="T3">Project proposal </text:span><text:span text:style-name="T4">and specification</text:span></text:p>
          </table:table-cell>
          <table:table-cell table:style-name="Tablica4.F4" office:value-type="string">
            <text:p text:style-name="P63"/>
          </table:table-cell>
          <table:table-cell table:style-name="Tablica4.G4" office:value-type="string">
            <text:p text:style-name="P64"/>
          </table:table-cell>
          <table:table-cell table:style-name="Tablica4.H4" office:value-type="string">
            <text:p text:style-name="P64"/>
          </table:table-cell>
          <table:table-cell table:style-name="Tablica4.I4" office:value-type="string">
            <text:p text:style-name="P64"/>
          </table:table-cell>
          <table:table-cell table:style-name="Tablica4.J4" office:value-type="string">
            <text:p text:style-name="P64"/>
          </table:table-cell>
          <table:table-cell table:style-name="Tablica4.K4" office:value-type="string">
            <text:p text:style-name="P64"/>
          </table:table-cell>
          <table:table-cell table:style-name="Tablica4.L4" office:value-type="string">
            <text:p text:style-name="P64"/>
          </table:table-cell>
        </table:table-row>
        <table:table-row table:style-name="Tablica4.4">
          <table:table-cell table:style-name="Tablica4.A5" office:value-type="string">
            <text:p text:style-name="P14">2.11</text:p>
          </table:table-cell>
          <table:table-cell table:style-name="Tablica4.B5" office:value-type="string">
            <text:p text:style-name="P14">Project dedline</text:p>
          </table:table-cell>
          <table:table-cell table:style-name="Tablica4.C5" office:value-type="string">
            <text:p text:style-name="P14"/>
          </table:table-cell>
          <table:table-cell table:style-name="Tablica4.D5" office:value-type="string">
            <text:p text:style-name="P14">A 2.1</text:p>
          </table:table-cell>
          <table:table-cell table:style-name="Tablica4.E5" office:value-type="string">
            <text:p text:style-name="P52">Project managment-risk managment</text:p>
          </table:table-cell>
          <table:table-cell table:style-name="Tablica4.F5" office:value-type="string">
            <text:p text:style-name="P13"/>
          </table:table-cell>
          <table:table-cell table:style-name="Tablica4.G5" office:value-type="string">
            <text:p text:style-name="P12"/>
          </table:table-cell>
          <table:table-cell table:style-name="Tablica4.H5" office:value-type="string">
            <text:p text:style-name="P12"/>
          </table:table-cell>
          <table:table-cell table:style-name="Tablica4.I5" office:value-type="string">
            <text:p text:style-name="P12"/>
          </table:table-cell>
          <table:table-cell table:style-name="Tablica4.J5" office:value-type="string">
            <text:p text:style-name="P12"/>
          </table:table-cell>
          <table:table-cell table:style-name="Tablica4.K5" office:value-type="string">
            <text:p text:style-name="P12"/>
          </table:table-cell>
          <table:table-cell table:style-name="Tablica4.L5" office:value-type="string">
            <text:p text:style-name="P12"/>
          </table:table-cell>
        </table:table-row>
        <text:soft-page-break/>
        <table:table-row table:style-name="Tablica4.4">
          <table:table-cell table:style-name="Tablica4.A6" office:value-type="string">
            <text:p text:style-name="P14"><text:span text:style-name="T10">9</text:span>.11.</text:p>
          </table:table-cell>
          <table:table-cell table:style-name="Tablica4.B6" office:value-type="string">
            <text:p text:style-name="P14">1<text:span text:style-name="T13">4</text:span>.11.</text:p>
          </table:table-cell>
          <table:table-cell table:style-name="Tablica4.C6" office:value-type="string">
            <text:p text:style-name="P16">5</text:p>
          </table:table-cell>
          <table:table-cell table:style-name="Tablica4.D6" office:value-type="string">
            <text:p text:style-name="P14">A 3.1</text:p>
          </table:table-cell>
          <table:table-cell table:style-name="Tablica4.E6" office:value-type="string">
            <text:p text:style-name="P52">Traning in information design</text:p>
          </table:table-cell>
          <table:table-cell table:style-name="Tablica4.F6" office:value-type="string">
            <text:p text:style-name="P15">A1, not A2</text:p>
          </table:table-cell>
          <table:table-cell table:style-name="Tablica4.G6" office:value-type="string">
            <text:p text:style-name="P12"/>
          </table:table-cell>
          <table:table-cell table:style-name="Tablica4.H6" office:value-type="string">
            <text:p text:style-name="P12"/>
          </table:table-cell>
          <table:table-cell table:style-name="Tablica4.I6" office:value-type="string">
            <text:p text:style-name="P12"/>
          </table:table-cell>
          <table:table-cell table:style-name="Tablica4.J6" office:value-type="string">
            <text:p text:style-name="P12"/>
          </table:table-cell>
          <table:table-cell table:style-name="Tablica4.K6" office:value-type="string">
            <text:p text:style-name="P12"/>
          </table:table-cell>
          <table:table-cell table:style-name="Tablica4.L6" office:value-type="string">
            <text:p text:style-name="P12"/>
          </table:table-cell>
        </table:table-row>
        <table:table-row table:style-name="Tablica4.4">
          <table:table-cell table:style-name="Tablica4.A8" office:value-type="string">
            <text:p text:style-name="P16">9.11</text:p>
          </table:table-cell>
          <table:table-cell table:style-name="Tablica4.B8" office:value-type="string">
            <text:p text:style-name="P17">14.11</text:p>
          </table:table-cell>
          <table:table-cell table:style-name="Tablica4.C8" office:value-type="string">
            <text:p text:style-name="P17">5</text:p>
          </table:table-cell>
          <table:table-cell table:style-name="Tablica4.D8" office:value-type="string">
            <text:p text:style-name="P18">A <text:span text:style-name="T14">5</text:span>.1</text:p>
          </table:table-cell>
          <table:table-cell table:style-name="Tablica4.E8" office:value-type="string">
            <text:p text:style-name="P53">Tutorial development</text:p>
          </table:table-cell>
          <table:table-cell table:style-name="Tablica4.F8" office:value-type="string">
            <text:p text:style-name="P16">A1</text:p>
          </table:table-cell>
          <table:table-cell table:style-name="Tablica4.G8" office:value-type="string">
            <text:p text:style-name="P12"/>
          </table:table-cell>
          <table:table-cell table:style-name="Tablica4.H8" office:value-type="string">
            <text:p text:style-name="P12"/>
          </table:table-cell>
          <table:table-cell table:style-name="Tablica4.I8" office:value-type="string">
            <text:p text:style-name="P12"/>
          </table:table-cell>
          <table:table-cell table:style-name="Tablica4.J8" office:value-type="string">
            <text:p text:style-name="P12"/>
          </table:table-cell>
          <table:table-cell table:style-name="Tablica4.K8" office:value-type="string">
            <text:p text:style-name="P12"/>
          </table:table-cell>
          <table:table-cell table:style-name="Tablica4.L8" office:value-type="string">
            <text:p text:style-name="P12"/>
          </table:table-cell>
        </table:table-row>
        <table:table-row table:style-name="Tablica4.4">
          <table:table-cell table:style-name="Tablica4.A8" office:value-type="string">
            <text:p text:style-name="P16">9.11</text:p>
          </table:table-cell>
          <table:table-cell table:style-name="Tablica4.B8" office:value-type="string">
            <text:p text:style-name="P17">19.11</text:p>
          </table:table-cell>
          <table:table-cell table:style-name="Tablica4.C8" office:value-type="string">
            <text:p text:style-name="P17">10</text:p>
          </table:table-cell>
          <table:table-cell table:style-name="Tablica4.D8" office:value-type="string">
            <text:p text:style-name="P18">A 9.1</text:p>
          </table:table-cell>
          <table:table-cell table:style-name="Tablica4.E8" office:value-type="string">
            <text:p text:style-name="P53">Developement of game logic</text:p>
          </table:table-cell>
          <table:table-cell table:style-name="Tablica4.F8" office:value-type="string">
            <text:p text:style-name="P17">A1</text:p>
          </table:table-cell>
          <table:table-cell table:style-name="Tablica4.G8" office:value-type="string">
            <text:p text:style-name="P12"/>
          </table:table-cell>
          <table:table-cell table:style-name="Tablica4.H8" office:value-type="string">
            <text:p text:style-name="P12"/>
          </table:table-cell>
          <table:table-cell table:style-name="Tablica4.I8" office:value-type="string">
            <text:p text:style-name="P12"/>
          </table:table-cell>
          <table:table-cell table:style-name="Tablica4.J8" office:value-type="string">
            <text:p text:style-name="P12"/>
          </table:table-cell>
          <table:table-cell table:style-name="Tablica4.K8" office:value-type="string">
            <text:p text:style-name="P12"/>
          </table:table-cell>
          <table:table-cell table:style-name="Tablica4.L8" office:value-type="string">
            <text:p text:style-name="P12"/>
          </table:table-cell>
        </table:table-row>
        <table:table-row table:style-name="Tablica4.4">
          <table:table-cell table:style-name="Tablica4.A9" office:value-type="string">
            <text:p text:style-name="P17">9.11</text:p>
          </table:table-cell>
          <table:table-cell table:style-name="Tablica4.B9" office:value-type="string">
            <text:p text:style-name="P17">25.11</text:p>
          </table:table-cell>
          <table:table-cell table:style-name="Tablica4.C9" office:value-type="string">
            <text:p text:style-name="P17">16</text:p>
          </table:table-cell>
          <table:table-cell table:style-name="Tablica4.D9" office:value-type="string">
            <text:p text:style-name="P18">A <text:span text:style-name="T14">12</text:span>.1</text:p>
          </table:table-cell>
          <table:table-cell table:style-name="Tablica4.E9" office:value-type="string">
            <text:p text:style-name="P54">Back-end coding</text:p>
          </table:table-cell>
          <table:table-cell table:style-name="Tablica4.F9" office:value-type="string">
            <text:p text:style-name="P18">A1</text:p>
          </table:table-cell>
          <table:table-cell table:style-name="Tablica4.G9" office:value-type="string">
            <text:p text:style-name="P12"/>
          </table:table-cell>
          <table:table-cell table:style-name="Tablica4.H9" office:value-type="string">
            <text:p text:style-name="P12"/>
          </table:table-cell>
          <table:table-cell table:style-name="Tablica4.I9" office:value-type="string">
            <text:p text:style-name="P12"/>
          </table:table-cell>
          <table:table-cell table:style-name="Tablica4.J9" office:value-type="string">
            <text:p text:style-name="P12"/>
          </table:table-cell>
          <table:table-cell table:style-name="Tablica4.K9" office:value-type="string">
            <text:p text:style-name="P12"/>
          </table:table-cell>
          <table:table-cell table:style-name="Tablica4.L9" office:value-type="string">
            <text:p text:style-name="P12"/>
          </table:table-cell>
        </table:table-row>
        <table:table-row table:style-name="Tablica4.4">
          <table:table-cell table:style-name="Tablica4.A10" office:value-type="string">
            <text:p text:style-name="P18">14.11</text:p>
          </table:table-cell>
          <table:table-cell table:style-name="Tablica4.B10" office:value-type="string">
            <text:p text:style-name="P18">19.11</text:p>
          </table:table-cell>
          <table:table-cell table:style-name="Tablica4.C10" office:value-type="string">
            <text:p text:style-name="P18">5</text:p>
          </table:table-cell>
          <table:table-cell table:style-name="Tablica4.D10" office:value-type="string">
            <text:p text:style-name="P18">A <text:span text:style-name="T15">4</text:span>.1</text:p>
          </table:table-cell>
          <table:table-cell table:style-name="Tablica4.E10" office:value-type="string">
            <text:p text:style-name="P55">Information design</text:p>
          </table:table-cell>
          <table:table-cell table:style-name="Tablica4.F10" office:value-type="string">
            <text:p text:style-name="P18">A 3</text:p>
          </table:table-cell>
          <table:table-cell table:style-name="Tablica4.G10" office:value-type="string">
            <text:p text:style-name="P12"/>
          </table:table-cell>
          <table:table-cell table:style-name="Tablica4.H10" office:value-type="string">
            <text:p text:style-name="P12"/>
          </table:table-cell>
          <table:table-cell table:style-name="Tablica4.I10" office:value-type="string">
            <text:p text:style-name="P12"/>
          </table:table-cell>
          <table:table-cell table:style-name="Tablica4.J10" office:value-type="string">
            <text:p text:style-name="P12"/>
          </table:table-cell>
          <table:table-cell table:style-name="Tablica4.K10" office:value-type="string">
            <text:p text:style-name="P12"/>
          </table:table-cell>
          <table:table-cell table:style-name="Tablica4.L10" office:value-type="string">
            <text:p text:style-name="P12"/>
          </table:table-cell>
        </table:table-row>
        <table:table-row table:style-name="Tablica4.4">
          <table:table-cell table:style-name="Tablica4.A11" office:value-type="string">
            <text:p text:style-name="P18">19.11</text:p>
          </table:table-cell>
          <table:table-cell table:style-name="Tablica4.B11" office:value-type="string">
            <text:p text:style-name="P19">2<text:span text:style-name="T16">7</text:span>.11</text:p>
          </table:table-cell>
          <table:table-cell table:style-name="Tablica4.C11" office:value-type="string">
            <text:p text:style-name="P20">8</text:p>
          </table:table-cell>
          <table:table-cell table:style-name="Tablica4.D11" office:value-type="string">
            <text:p text:style-name="P19">A 6.2</text:p>
          </table:table-cell>
          <table:table-cell table:style-name="Tablica4.E11" office:value-type="string">
            <text:p text:style-name="P18">Front-end design</text:p>
          </table:table-cell>
          <table:table-cell table:style-name="Tablica4.F11" office:value-type="string">
            <text:p text:style-name="P18">A4,A5</text:p>
          </table:table-cell>
          <table:table-cell table:style-name="Tablica4.G11" office:value-type="string">
            <text:p text:style-name="P12"/>
          </table:table-cell>
          <table:table-cell table:style-name="Tablica4.H11" office:value-type="string">
            <text:p text:style-name="P12"/>
          </table:table-cell>
          <table:table-cell table:style-name="Tablica4.I11" office:value-type="string">
            <text:p text:style-name="P12"/>
          </table:table-cell>
          <table:table-cell table:style-name="Tablica4.J11" office:value-type="string">
            <text:p text:style-name="P12"/>
          </table:table-cell>
          <table:table-cell table:style-name="Tablica4.K11" office:value-type="string">
            <text:p text:style-name="P12"/>
          </table:table-cell>
          <table:table-cell table:style-name="Tablica4.L11" office:value-type="string">
            <text:p text:style-name="P12"/>
          </table:table-cell>
        </table:table-row>
        <table:table-row table:style-name="Tablica4.4">
          <table:table-cell table:style-name="Tablica4.A12" office:value-type="string">
            <text:p text:style-name="P21">25.11</text:p>
          </table:table-cell>
          <table:table-cell table:style-name="Tablica4.B12" office:value-type="string">
            <text:p text:style-name="P21">5.12.</text:p>
          </table:table-cell>
          <table:table-cell table:style-name="Tablica4.C12" office:value-type="string">
            <text:p text:style-name="P21">10</text:p>
          </table:table-cell>
          <table:table-cell table:style-name="Tablica4.D12" office:value-type="string">
            <text:p text:style-name="P21">A 13.1</text:p>
          </table:table-cell>
          <table:table-cell table:style-name="Tablica4.E12" office:value-type="string">
            <text:p text:style-name="P21">Back-end testing and error handling</text:p>
          </table:table-cell>
          <table:table-cell table:style-name="Tablica4.F12" office:value-type="string">
            <text:p text:style-name="P21">A12</text:p>
          </table:table-cell>
          <table:table-cell table:style-name="Tablica4.G12" office:value-type="string">
            <text:p text:style-name="P12"/>
          </table:table-cell>
          <table:table-cell table:style-name="Tablica4.H12" office:value-type="string">
            <text:p text:style-name="P12"/>
          </table:table-cell>
          <table:table-cell table:style-name="Tablica4.I12" office:value-type="string">
            <text:p text:style-name="P12"/>
          </table:table-cell>
          <table:table-cell table:style-name="Tablica4.J12" office:value-type="string">
            <text:p text:style-name="P12"/>
          </table:table-cell>
          <table:table-cell table:style-name="Tablica4.K12" office:value-type="string">
            <text:p text:style-name="P12"/>
          </table:table-cell>
          <table:table-cell table:style-name="Tablica4.L12" office:value-type="string">
            <text:p text:style-name="P12"/>
          </table:table-cell>
        </table:table-row>
        <table:table-row table:style-name="Tablica4.4">
          <table:table-cell table:style-name="Tablica4.A13" office:value-type="string">
            <text:p text:style-name="P22">27.11</text:p>
          </table:table-cell>
          <table:table-cell table:style-name="Tablica4.B13" office:value-type="string">
            <text:p text:style-name="P22">7.12</text:p>
          </table:table-cell>
          <table:table-cell table:style-name="Tablica4.C13" office:value-type="string">
            <text:p text:style-name="P22">10</text:p>
          </table:table-cell>
          <table:table-cell table:style-name="Tablica4.D13" office:value-type="string">
            <text:p text:style-name="P22">A 7.1</text:p>
          </table:table-cell>
          <table:table-cell table:style-name="Tablica4.E13" office:value-type="string">
            <text:p text:style-name="P22">Front-end deployment</text:p>
          </table:table-cell>
          <table:table-cell table:style-name="Tablica4.F13" office:value-type="string">
            <text:p text:style-name="P22">A6</text:p>
          </table:table-cell>
          <table:table-cell table:style-name="Tablica4.G13" office:value-type="string">
            <text:p text:style-name="P12"/>
          </table:table-cell>
          <table:table-cell table:style-name="Tablica4.H13" office:value-type="string">
            <text:p text:style-name="P12"/>
          </table:table-cell>
          <table:table-cell table:style-name="Tablica4.I13" office:value-type="string">
            <text:p text:style-name="P12"/>
          </table:table-cell>
          <table:table-cell table:style-name="Tablica4.J13" office:value-type="string">
            <text:p text:style-name="P12"/>
          </table:table-cell>
          <table:table-cell table:style-name="Tablica4.K13" office:value-type="string">
            <text:p text:style-name="P12"/>
          </table:table-cell>
          <table:table-cell table:style-name="Tablica4.L13" office:value-type="string">
            <text:p text:style-name="P12"/>
          </table:table-cell>
        </table:table-row>
        <table:table-row table:style-name="Tablica4.4">
          <table:table-cell table:style-name="Tablica4.A14" office:value-type="string">
            <text:p text:style-name="P22">27.11</text:p>
            <text:p text:style-name="P42"><text:span text:style-name="T24">27</text:span>.1<text:span text:style-name="T24">1</text:span></text:p>
          </table:table-cell>
          <table:table-cell table:style-name="Tablica4.B14" office:value-type="string">
            <text:p text:style-name="P22">11.12</text:p>
            <text:p text:style-name="P40"><text:span text:style-name="T23">7</text:span>.12</text:p>
          </table:table-cell>
          <table:table-cell table:style-name="Tablica4.C14" office:value-type="string">
            <text:p text:style-name="P22">14</text:p>
            <text:p text:style-name="P29">10</text:p>
          </table:table-cell>
          <table:table-cell table:style-name="Tablica4.D14" office:value-type="string">
            <text:p text:style-name="P22">A 10.1</text:p>
          </table:table-cell>
          <table:table-cell table:style-name="Tablica4.E14" office:value-type="string">
            <text:p text:style-name="P56">Deployment of game logic 1v1 into javacsript code</text:p>
          </table:table-cell>
          <table:table-cell table:style-name="Tablica4.F14" office:value-type="string">
            <text:p text:style-name="P22">A9</text:p>
          </table:table-cell>
          <table:table-cell table:style-name="Tablica4.G14" office:value-type="string">
            <text:p text:style-name="P12"/>
          </table:table-cell>
          <table:table-cell table:style-name="Tablica4.H14" office:value-type="string">
            <text:p text:style-name="P12"/>
          </table:table-cell>
          <table:table-cell table:style-name="Tablica4.I14" office:value-type="string">
            <text:p text:style-name="P12"/>
          </table:table-cell>
          <table:table-cell table:style-name="Tablica4.J14" office:value-type="string">
            <text:p text:style-name="P12"/>
          </table:table-cell>
          <table:table-cell table:style-name="Tablica4.K14" office:value-type="string">
            <text:p text:style-name="P12"/>
          </table:table-cell>
          <table:table-cell table:style-name="Tablica4.L14" office:value-type="string">
            <text:p text:style-name="P12"/>
          </table:table-cell>
        </table:table-row>
        <table:table-row table:style-name="Tablica4.4">
          <table:table-cell table:style-name="Tablica4.A15" office:value-type="string">
            <text:p text:style-name="P23">7.11</text:p>
          </table:table-cell>
          <table:table-cell table:style-name="Tablica4.B15" office:value-type="string">
            <text:p text:style-name="P23">12.12</text:p>
            <text:p text:style-name="P39"/>
          </table:table-cell>
          <table:table-cell table:style-name="Tablica4.C15" office:value-type="string">
            <text:p text:style-name="P23">5</text:p>
          </table:table-cell>
          <table:table-cell table:style-name="Tablica4.D15" office:value-type="string">
            <text:p text:style-name="P23">A <text:span text:style-name="T17">8</text:span>.1</text:p>
          </table:table-cell>
          <table:table-cell table:style-name="Tablica4.E15" office:value-type="string">
            <text:p text:style-name="P23">Front-end testing and error handling</text:p>
          </table:table-cell>
          <table:table-cell table:style-name="Tablica4.F15" office:value-type="string">
            <text:p text:style-name="P23">A<text:span text:style-name="T18">7</text:span></text:p>
          </table:table-cell>
          <table:table-cell table:style-name="Tablica4.G15" office:value-type="string">
            <text:p text:style-name="P12"/>
          </table:table-cell>
          <table:table-cell table:style-name="Tablica4.H15" office:value-type="string">
            <text:p text:style-name="P12"/>
          </table:table-cell>
          <table:table-cell table:style-name="Tablica4.I15" office:value-type="string">
            <text:p text:style-name="P12"/>
          </table:table-cell>
          <table:table-cell table:style-name="Tablica4.J15" office:value-type="string">
            <text:p text:style-name="P12"/>
          </table:table-cell>
          <table:table-cell table:style-name="Tablica4.K15" office:value-type="string">
            <text:p text:style-name="P12"/>
          </table:table-cell>
          <table:table-cell table:style-name="Tablica4.L15" office:value-type="string">
            <text:p text:style-name="P12"/>
          </table:table-cell>
        </table:table-row>
        <table:table-row table:style-name="Tablica4.4">
          <table:table-cell table:style-name="Tablica4.A22" office:value-type="string">
            <text:p text:style-name="P24">11.12</text:p>
            <text:p text:style-name="P46"><text:span text:style-name="T23">7</text:span>.12</text:p>
          </table:table-cell>
          <table:table-cell table:style-name="Tablica4.B22" office:value-type="string">
            <text:p text:style-name="P24">19.12</text:p>
            <text:p text:style-name="P41">1<text:span text:style-name="T25">1</text:span>.12</text:p>
          </table:table-cell>
          <table:table-cell table:style-name="Tablica4.C22" office:value-type="string">
            <text:p text:style-name="P24">8 <text:span text:style-name="T22">4</text:span></text:p>
          </table:table-cell>
          <table:table-cell table:style-name="Tablica4.D22" office:value-type="string">
            <text:p text:style-name="P25">A 11.1</text:p>
          </table:table-cell>
          <table:table-cell table:style-name="Tablica4.E22" office:value-type="string">
            <text:p text:style-name="P25">Game logic deployment testing and error handling</text:p>
          </table:table-cell>
          <table:table-cell table:style-name="Tablica4.F22" office:value-type="string">
            <text:p text:style-name="P25">A10</text:p>
          </table:table-cell>
          <table:table-cell table:style-name="Tablica4.G22" office:value-type="string">
            <text:p text:style-name="P12"/>
          </table:table-cell>
          <table:table-cell table:style-name="Tablica4.H22" office:value-type="string">
            <text:p text:style-name="P12"/>
          </table:table-cell>
          <table:table-cell table:style-name="Tablica4.I22" office:value-type="string">
            <text:p text:style-name="P12"/>
          </table:table-cell>
          <table:table-cell table:style-name="Tablica4.J22" office:value-type="string">
            <text:p text:style-name="P12"/>
          </table:table-cell>
          <table:table-cell table:style-name="Tablica4.K22" office:value-type="string">
            <text:p text:style-name="P12"/>
          </table:table-cell>
          <table:table-cell table:style-name="Tablica4.L22" office:value-type="string">
            <text:p text:style-name="P12"/>
          </table:table-cell>
        </table:table-row>
        <table:table-row table:style-name="Tablica4.4">
          <table:table-cell table:style-name="Tablica4.A22" office:value-type="string">
            <text:p text:style-name="P26">19.12</text:p>
          </table:table-cell>
          <table:table-cell table:style-name="Tablica4.B22" office:value-type="string">
            <text:p text:style-name="P26">29.12</text:p>
          </table:table-cell>
          <table:table-cell table:style-name="Tablica4.C22" office:value-type="string">
            <text:p text:style-name="P26">10</text:p>
          </table:table-cell>
          <table:table-cell table:style-name="Tablica4.D22" office:value-type="string">
            <text:p text:style-name="P36">A17.1 <text:span text:style-name="T7">A14.1</text:span></text:p>
          </table:table-cell>
          <table:table-cell table:style-name="Tablica4.E22" office:value-type="string">
            <text:p text:style-name="P26">Integration</text:p>
          </table:table-cell>
          <table:table-cell table:style-name="Tablica4.F22" office:value-type="string">
            <text:p text:style-name="P28">All <text:span text:style-name="T19">A15 </text:span><text:span text:style-name="T9">A13 A11 A8</text:span></text:p>
          </table:table-cell>
          <table:table-cell table:style-name="Tablica4.G22" office:value-type="string">
            <text:p text:style-name="P12"/>
          </table:table-cell>
          <table:table-cell table:style-name="Tablica4.H22" office:value-type="string">
            <text:p text:style-name="P12"/>
          </table:table-cell>
          <table:table-cell table:style-name="Tablica4.I22" office:value-type="string">
            <text:p text:style-name="P12"/>
          </table:table-cell>
          <table:table-cell table:style-name="Tablica4.J22" office:value-type="string">
            <text:p text:style-name="P12"/>
          </table:table-cell>
          <table:table-cell table:style-name="Tablica4.K22" office:value-type="string">
            <text:p text:style-name="P12"/>
          </table:table-cell>
          <table:table-cell table:style-name="Tablica4.L22" office:value-type="string">
            <text:p text:style-name="P12"/>
          </table:table-cell>
        </table:table-row>
        <table:table-row table:style-name="Tablica4.4">
          <table:table-cell table:style-name="Tablica4.A22" office:value-type="string">
            <text:p text:style-name="P26">29.12</text:p>
          </table:table-cell>
          <table:table-cell table:style-name="Tablica4.B22" office:value-type="string">
            <text:p text:style-name="P26">3.1.2017</text:p>
          </table:table-cell>
          <table:table-cell table:style-name="Tablica4.C22" office:value-type="string">
            <text:p text:style-name="P26">5</text:p>
          </table:table-cell>
          <table:table-cell table:style-name="Tablica4.D22" office:value-type="string">
            <text:p text:style-name="P36">A18.1 <text:span text:style-name="T7">A15.1</text:span></text:p>
          </table:table-cell>
          <table:table-cell table:style-name="Tablica4.E22" office:value-type="string">
            <text:p text:style-name="P26">Integration testing and error handling</text:p>
          </table:table-cell>
          <table:table-cell table:style-name="Tablica4.F22" office:value-type="string">
            <text:p text:style-name="P36">A17 <text:span text:style-name="T7">A14</text:span></text:p>
          </table:table-cell>
          <table:table-cell table:style-name="Tablica4.G22" office:value-type="string">
            <text:p text:style-name="P12"/>
          </table:table-cell>
          <table:table-cell table:style-name="Tablica4.H22" office:value-type="string">
            <text:p text:style-name="P12"/>
          </table:table-cell>
          <table:table-cell table:style-name="Tablica4.I22" office:value-type="string">
            <text:p text:style-name="P12"/>
          </table:table-cell>
          <table:table-cell table:style-name="Tablica4.J22" office:value-type="string">
            <text:p text:style-name="P12"/>
          </table:table-cell>
          <table:table-cell table:style-name="Tablica4.K22" office:value-type="string">
            <text:p text:style-name="P12"/>
          </table:table-cell>
          <table:table-cell table:style-name="Tablica4.L22" office:value-type="string">
            <text:p text:style-name="P12"/>
          </table:table-cell>
        </table:table-row>
        <table:table-row table:style-name="Tablica4.4">
          <table:table-cell table:style-name="Tablica4.A22" office:value-type="string">
            <text:p text:style-name="P27">3.1</text:p>
          </table:table-cell>
          <table:table-cell table:style-name="Tablica4.B22" office:value-type="string">
            <text:p text:style-name="P27">8.1</text:p>
          </table:table-cell>
          <table:table-cell table:style-name="Tablica4.C22" office:value-type="string">
            <text:p text:style-name="P27">5</text:p>
          </table:table-cell>
          <table:table-cell table:style-name="Tablica4.D22" office:value-type="string">
            <text:p text:style-name="P37">A1<text:span text:style-name="T20">9</text:span>.1 <text:span text:style-name="T7">A1</text:span><text:span text:style-name="T8">6</text:span><text:span text:style-name="T7">.1</text:span></text:p>
          </table:table-cell>
          <table:table-cell table:style-name="Tablica4.E22" office:value-type="string">
            <text:p text:style-name="P26">Documentation and final presentation</text:p>
          </table:table-cell>
          <table:table-cell table:style-name="Tablica4.F22" office:value-type="string">
            <text:p text:style-name="P36">A18 <text:span text:style-name="T7">A15</text:span></text:p>
          </table:table-cell>
          <table:table-cell table:style-name="Tablica4.G22" office:value-type="string">
            <text:p text:style-name="P12"/>
          </table:table-cell>
          <table:table-cell table:style-name="Tablica4.H22" office:value-type="string">
            <text:p text:style-name="P12"/>
          </table:table-cell>
          <table:table-cell table:style-name="Tablica4.I22" office:value-type="string">
            <text:p text:style-name="P12"/>
          </table:table-cell>
          <table:table-cell table:style-name="Tablica4.J22" office:value-type="string">
            <text:p text:style-name="P12"/>
          </table:table-cell>
          <table:table-cell table:style-name="Tablica4.K22" office:value-type="string">
            <text:p text:style-name="P12"/>
          </table:table-cell>
          <table:table-cell table:style-name="Tablica4.L22" office:value-type="string">
            <text:p text:style-name="P12"/>
          </table:table-cell>
        </table:table-row>
        <table:table-row table:style-name="Tablica4.4">
          <table:table-cell table:style-name="Tablica4.A22" office:value-type="string">
            <text:p text:style-name="P44"><text:span text:style-name="T26">1</text:span>.12</text:p>
          </table:table-cell>
          <table:table-cell table:style-name="Tablica4.B22" office:value-type="string">
            <text:p text:style-name="P45">1<text:span text:style-name="T27">1</text:span>.12</text:p>
          </table:table-cell>
          <table:table-cell table:style-name="Tablica4.C22" office:value-type="string">
            <text:p text:style-name="P47">10</text:p>
          </table:table-cell>
          <table:table-cell table:style-name="Tablica4.D22" office:value-type="string">
            <text:p text:style-name="P38">A1<text:span text:style-name="T21">4</text:span>.1 </text:p>
          </table:table-cell>
          <table:table-cell table:style-name="Tablica4.E22" office:value-type="string">
            <text:p text:style-name="P7">Ai development </text:p>
          </table:table-cell>
          <table:table-cell table:style-name="Tablica4.F22" office:value-type="string">
            <text:p text:style-name="P49">A1</text:p>
          </table:table-cell>
          <table:table-cell table:style-name="Tablica4.G22" office:value-type="string">
            <text:p text:style-name="P12"/>
          </table:table-cell>
          <table:table-cell table:style-name="Tablica4.H22" office:value-type="string">
            <text:p text:style-name="P12"/>
          </table:table-cell>
          <table:table-cell table:style-name="Tablica4.I22" office:value-type="string">
            <text:p text:style-name="P12"/>
          </table:table-cell>
          <table:table-cell table:style-name="Tablica4.J22" office:value-type="string">
            <text:p text:style-name="P12"/>
          </table:table-cell>
          <table:table-cell table:style-name="Tablica4.K22" office:value-type="string">
            <text:p text:style-name="P12"/>
          </table:table-cell>
          <table:table-cell table:style-name="Tablica4.L22" office:value-type="string">
            <text:p text:style-name="P12"/>
          </table:table-cell>
        </table:table-row>
        <table:table-row table:style-name="Tablica4.4">
          <table:table-cell table:style-name="Tablica4.A22" office:value-type="string">
            <text:p text:style-name="P42">1<text:span text:style-name="T25">1</text:span>.12</text:p>
          </table:table-cell>
          <table:table-cell table:style-name="Tablica4.B22" office:value-type="string">
            <text:p text:style-name="P42">1<text:span text:style-name="T25">5</text:span>.12</text:p>
          </table:table-cell>
          <table:table-cell table:style-name="Tablica4.C22" office:value-type="string">
            <text:p text:style-name="P48">4</text:p>
          </table:table-cell>
          <table:table-cell table:style-name="Tablica4.D22" office:value-type="string">
            <text:p text:style-name="P38">A1<text:span text:style-name="T21">5</text:span>.1 </text:p>
          </table:table-cell>
          <table:table-cell table:style-name="Tablica4.E22" office:value-type="string">
            <text:p text:style-name="P6">Ai deployment and insertion in 11.</text:p>
          </table:table-cell>
          <table:table-cell table:style-name="Tablica4.F22" office:value-type="string">
            <text:p text:style-name="P49">A11 A13</text:p>
          </table:table-cell>
          <table:table-cell table:style-name="Tablica4.G22" office:value-type="string">
            <text:p text:style-name="P12"/>
          </table:table-cell>
          <table:table-cell table:style-name="Tablica4.H22" office:value-type="string">
            <text:p text:style-name="P12"/>
          </table:table-cell>
          <table:table-cell table:style-name="Tablica4.I22" office:value-type="string">
            <text:p text:style-name="P12"/>
          </table:table-cell>
          <table:table-cell table:style-name="Tablica4.J22" office:value-type="string">
            <text:p text:style-name="P12"/>
          </table:table-cell>
          <table:table-cell table:style-name="Tablica4.K22" office:value-type="string">
            <text:p text:style-name="P12"/>
          </table:table-cell>
          <table:table-cell table:style-name="Tablica4.L22" office:value-type="string">
            <text:p text:style-name="P12"/>
          </table:table-cell>
        </table:table-row>
        <table:table-row table:style-name="Tablica4.4">
          <table:table-cell table:style-name="Tablica4.A22" office:value-type="string">
            <text:p text:style-name="P43">1<text:span text:style-name="T25">5</text:span>.12</text:p>
          </table:table-cell>
          <table:table-cell table:style-name="Tablica4.B22" office:value-type="string">
            <text:p text:style-name="P43">1<text:span text:style-name="T25">9</text:span>.12</text:p>
          </table:table-cell>
          <table:table-cell table:style-name="Tablica4.C22" office:value-type="string">
            <text:p text:style-name="P48">4</text:p>
          </table:table-cell>
          <table:table-cell table:style-name="Tablica4.D22" office:value-type="string">
            <text:p text:style-name="P38">A1<text:span text:style-name="T21">6</text:span>.1 </text:p>
          </table:table-cell>
          <table:table-cell table:style-name="Tablica4.E22" office:value-type="string">
            <text:p text:style-name="P50">AI testing and error handling</text:p>
          </table:table-cell>
          <table:table-cell table:style-name="Tablica4.F22" office:value-type="string">
            <text:p text:style-name="P49">A15</text:p>
          </table:table-cell>
          <table:table-cell table:style-name="Tablica4.G22" office:value-type="string">
            <text:p text:style-name="P12"/>
          </table:table-cell>
          <table:table-cell table:style-name="Tablica4.H22" office:value-type="string">
            <text:p text:style-name="P12"/>
          </table:table-cell>
          <table:table-cell table:style-name="Tablica4.I22" office:value-type="string">
            <text:p text:style-name="P12"/>
          </table:table-cell>
          <table:table-cell table:style-name="Tablica4.J22" office:value-type="string">
            <text:p text:style-name="P12"/>
          </table:table-cell>
          <table:table-cell table:style-name="Tablica4.K22" office:value-type="string">
            <text:p text:style-name="P12"/>
          </table:table-cell>
          <table:table-cell table:style-name="Tablica4.L22" office:value-type="string">
            <text:p text:style-name="P12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ox" style:family="paragraph" style:parent-style-name="Standard" style:default-outline-level="">
      <style:paragraph-properties fo:margin-top="0.212cm" fo:margin-bottom="0.212cm" loext:contextual-spacing="false" fo:line-height="100%" fo:text-align="justify" style:justify-single-word="false"/>
      <style:text-properties style:font-name="Arial" fo:font-family="Arial" style:font-family-generic="roman" style:font-pitch="variable" fo:font-size="16pt" style:font-name-asian="Times New Roman" style:font-family-asian="'Times New Roman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7:52:03.002066856</meta:creation-date>
    <dc:date>2016-11-07T11:59:42.257653045</dc:date>
    <meta:editing-duration>PT14H53M48S</meta:editing-duration>
    <meta:editing-cycles>36</meta:editing-cycles>
    <meta:generator>LibreOffice/5.0.6.2$Linux_X86_64 LibreOffice_project/00m0$Build-2</meta:generator>
    <meta:document-statistic meta:table-count="3" meta:image-count="0" meta:object-count="0" meta:page-count="2" meta:paragraph-count="208" meta:word-count="442" meta:character-count="2493" meta:non-whitespace-character-count="2247"/>
  </office:meta>
</office:document-meta>
</file>